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Faruma" svg:font-family="Faruma" style:font-family-generic="system" style:font-pitch="variable" svg:panose-1="2 0 5 0 3 2 0 9 0 0"/>
    <style:font-face style:name="MV Boli" svg:font-family="MV Boli" style:font-family-generic="system" style:font-pitch="variable" svg:panose-1="2 0 5 0 3 2 0 9 0 0"/>
    <style:font-face style:name="Calibri" svg:font-family="Calibri" style:font-family-generic="swiss" style:font-pitch="variable" svg:panose-1="2 15 5 2 2 2 4 3 2 4"/>
    <style:font-face style:name="A_Reethi" svg:font-family="A_Reethi" style:font-family-generic="system" style:font-pitch="variable" svg:panose-1="2 0 5 0 3 2 0 9 0 0"/>
    <style:font-face style:name="Century Schoolbook L" svg:font-family="Century Schoolbook L" style:font-family-generic="roman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 style:writing-mode="rl-tb" fo:margin-top="0in" fo:margin-bottom="0.0798in"/>
    </style:style>
    <style:style style:name="T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5" style:parent-style-name="Standard" style:family="paragraph">
      <style:paragraph-properties fo:text-align="center"/>
      <style:text-properties style:font-name="Faruma" style:font-name-complex="Faruma" fo:font-size="10pt" style:font-size-asian="10pt" style:font-size-complex="10pt" fo:language="en" fo:country="US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P8" style:parent-style-name="Standard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10" style:parent-style-name="Standard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Faruma" style:font-name-complex="Faruma" fo:font-size="10pt" style:font-size-asian="10pt" style:font-size-complex="10pt" fo:language="en" fo:country="US"/>
    </style:style>
    <style:style style:name="T13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14" style:parent-style-name="DefaultParagraphFont" style:family="text">
      <style:text-properties style:font-name="MV Boli" style:font-name-complex="MV Boli" fo:font-size="10pt" style:font-size-asian="10pt" style:font-size-complex="10pt" fo:language="en" fo:country="US"/>
    </style:style>
    <style:style style:name="T15" style:parent-style-name="DefaultParagraphFont" style:family="text">
      <style:text-properties fo:font-size="10pt" style:font-size-asian="10pt" style:font-size-complex="10pt" fo:language="en" fo:country="US"/>
    </style:style>
    <style:style style:name="T16" style:parent-style-name="DefaultParagraphFont" style:family="text">
      <style:text-properties style:font-name="MV Boli" style:font-name-complex="MV Boli" fo:font-size="10pt" style:font-size-asian="10pt" style:font-size-complex="10pt" fo:language="en" fo:country="US"/>
    </style:style>
    <style:style style:name="P17" style:parent-style-name="Standard" style:family="paragraph">
      <style:paragraph-properties fo:text-align="center"/>
    </style:style>
    <style:style style:name="T18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19" style:parent-style-name="DefaultParagraphFont" style:family="text">
      <style:text-properties style:font-name="MV Boli" style:font-name-complex="MV Boli" fo:font-size="10pt" style:font-size-asian="10pt" style:font-size-complex="10pt"/>
    </style:style>
    <style:style style:name="P20" style:parent-style-name="Standard" style:family="paragraph">
      <style:paragraph-properties fo:text-align="center" fo:margin-left="0in">
        <style:tab-stops/>
      </style:paragraph-properties>
      <style:text-properties fo:font-size="10pt" style:font-size-asian="10pt" style:font-size-complex="10pt"/>
    </style:style>
    <style:style style:name="P21" style:parent-style-name="Standard" style:family="paragraph">
      <style:paragraph-properties fo:text-align="justify" style:writing-mode="rl-tb" fo:margin-left="0.3625in" fo:margin-right="0.3625in">
        <style:tab-stops/>
      </style:paragraph-properties>
    </style:style>
    <style:style style:name="T2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23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25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6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7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8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0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31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32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P33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34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3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3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0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1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3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5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46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P47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48" style:parent-style-name="DefaultParagraphFont" style:family="text">
      <style:text-properties fo:font-size="10pt" style:font-size-asian="10pt" style:font-size-complex="10pt" fo:language="en" fo:country="US" style:language-complex="ar" style:country-complex="SA"/>
    </style:style>
    <style:style style:name="T4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0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1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53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54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5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5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59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language="en" fo:country="US"/>
    </style:style>
    <style:style style:name="P60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61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3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6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6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70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71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72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73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74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75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76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77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78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79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80" style:parent-style-name="NormalWeb" style:family="paragraph">
      <style:paragraph-properties fo:text-align="justify" style:writing-mode="rl-tb" fo:margin-top="0in" fo:margin-bottom="0in"/>
    </style:style>
    <style:style style:name="T81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2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3" style:parent-style-name="DefaultParagraphFont" style:family="text">
      <style:text-properties style:font-name="Calibri" style:font-name-complex="Calibri" fo:color="#000000" style:language-complex="dv" style:country-complex="MV"/>
    </style:style>
    <style:style style:name="T84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5" style:parent-style-name="DefaultParagraphFont" style:family="text">
      <style:text-properties style:font-name="Faruma" style:font-name-complex="Faruma" fo:color="#000000" fo:language="en" fo:country="US" style:language-complex="dv" style:country-complex="MV"/>
    </style:style>
    <style:style style:name="T86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7" style:parent-style-name="DefaultParagraphFont" style:family="text">
      <style:text-properties style:font-name="Faruma" style:font-name-complex="Faruma" fo:color="#000000" fo:language="en" fo:country="US" style:language-complex="dv" style:country-complex="MV"/>
    </style:style>
    <style:style style:name="T88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9" style:parent-style-name="DefaultParagraphFont" style:family="text">
      <style:text-properties style:font-name-complex="A_Reethi" fo:color="#000000" style:language-complex="dv" style:country-complex="MV"/>
    </style:style>
    <style:style style:name="T90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91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P92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9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96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9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9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00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1" style:parent-style-name="DefaultParagraphFont" style:family="text">
      <style:text-properties style:font-name-asian="Times New Roman" style:font-name-complex="A_Reethi" fo:color="#000000" style:letter-kerning="false" style:language-complex="dv" style:country-complex="MV"/>
    </style:style>
    <style:style style:name="T10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6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0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08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0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10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11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1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13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1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15" style:parent-style-name="Normal" style:family="paragraph">
      <style:paragraph-properties fo:widows="2" fo:orphans="2" fo:text-align="justify" style:writing-mode="rl-tb" style:vertical-align="auto"/>
      <style:text-properties style:font-name-asian="Times New Roman" style:font-name-complex="A_Reethi" fo:color="#000000" style:letter-kerning="false" style:language-complex="dv" style:country-complex="MV" fo:hyphenate="true"/>
    </style:style>
    <style:style style:name="P116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17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118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1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20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2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23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24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5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26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7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28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9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T130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31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32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33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34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T135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36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3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3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3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4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4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44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45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146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4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5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5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53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5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6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57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5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9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16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6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64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6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6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68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69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style:language-complex="dv" style:country-complex="MV"/>
    </style:style>
    <style:style style:name="P17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7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74" style:parent-style-name="Normal" style:family="paragraph">
      <style:paragraph-properties fo:widows="2" fo:orphans="2" fo:text-align="justify" style:writing-mode="rl-tb" style:vertical-align="auto"/>
      <style:text-properties style:font-name="Faruma" style:font-name-asian="Times New Roman" style:font-name-complex="Faruma" fo:color="#000000" style:letter-kerning="false" style:language-complex="dv" style:country-complex="MV" fo:hyphenate="true"/>
    </style:style>
    <style:style style:name="P175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76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80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81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82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style:language-complex="dv" style:country-complex="MV"/>
    </style:style>
    <style:style style:name="P183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184" style:parent-style-name="DefaultParagraphFont" style:family="text">
      <style:text-properties style:font-name="Faruma" style:font-name-complex="Faruma" style:language-complex="dv" style:country-complex="MV"/>
    </style:style>
    <style:style style:name="T185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8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8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188" style:parent-style-name="Textbody" style:family="paragraph">
      <style:paragraph-properties fo:text-align="justify" style:writing-mode="rl-tb"/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189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190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1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192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93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T194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195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19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8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9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0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fo:language="en" fo:country="US" style:language-complex="dv" style:country-complex="MV"/>
    </style:style>
    <style:style style:name="T201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2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fo:language="en" fo:country="US" style:language-complex="dv" style:country-complex="MV"/>
    </style:style>
    <style:style style:name="T203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04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05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08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209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T210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211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12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3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4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15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1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8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19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20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21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22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23" style:parent-style-name="Standard" style:family="paragraph">
      <style:paragraph-properties fo:text-align="end" fo:margin-left="0in">
        <style:tab-stops/>
      </style:paragraph-properties>
    </style:style>
    <style:style style:name="T224" style:parent-style-name="DefaultParagraphFont" style:family="text">
      <style:text-properties style:font-name="Faruma" style:font-name-complex="Faruma" fo:font-size="10pt" style:font-size-asian="10pt" style:font-size-complex="10pt"/>
    </style:style>
    <style:style style:name="T225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26" style:parent-style-name="DefaultParagraphFont" style:family="text">
      <style:text-properties fo:font-size="10pt" style:font-size-asian="10pt" style:font-size-complex="10pt"/>
    </style:style>
    <style:style style:name="T227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228" style:parent-style-name="Standard" style:family="paragraph">
      <style:paragraph-properties fo:text-align="end" fo:margin-left="0in">
        <style:tab-stops/>
      </style:paragraph-properties>
      <style:text-properties style:font-name="Faruma" style:font-name-complex="Faruma" fo:font-size="10pt" style:font-size-asian="10pt" style:font-size-complex="10pt"/>
    </style:style>
    <style:style style:name="P229" style:parent-style-name="Standard" style:family="paragraph">
      <style:paragraph-properties fo:text-align="end" fo:margin-left="0in">
        <style:tab-stops/>
      </style:paragraph-properties>
    </style:style>
    <style:style style:name="T230" style:parent-style-name="DefaultParagraphFont" style:family="text">
      <style:text-properties fo:font-size="10pt" style:font-size-asian="10pt" style:font-size-complex="10pt"/>
    </style:style>
    <style:style style:name="T231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32" style:parent-style-name="DefaultParagraphFont" style:family="text">
      <style:text-properties fo:font-size="10pt" style:font-size-asian="10pt" style:font-size-complex="10pt"/>
    </style:style>
    <style:style style:name="T233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234" style:parent-style-name="Standard" style:family="paragraph">
      <style:paragraph-properties fo:text-align="end"/>
    </style:style>
    <style:style style:name="T235" style:parent-style-name="DefaultParagraphFont" style:family="text">
      <style:text-properties fo:font-size="10pt" style:font-size-asian="10pt" style:font-size-complex="10pt"/>
    </style:style>
    <style:style style:name="P236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/>
    </style:style>
    <style:style style:name="P237" style:parent-style-name="Standard" style:family="paragraph">
      <style:paragraph-properties fo:text-align="justify"/>
    </style:style>
    <style:style style:name="T238" style:parent-style-name="DefaultParagraphFont" style:family="text">
      <style:text-properties fo:font-size="10pt" style:font-size-asian="10pt" style:font-size-complex="10pt" fo:language="en" fo:country="US"/>
    </style:style>
    <style:style style:name="T23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0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41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42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T243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24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4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8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4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0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51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2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53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5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5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8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P25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260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0pt" style:font-size-asian="10pt" style:font-size-complex="10pt" fo:language="en" fo:country="US"/>
    </style:style>
    <style:style style:name="P261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262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63" style:parent-style-name="DefaultParagraphFont" style:family="text">
      <style:text-properties style:font-name="Faruma" style:font-name-complex="Faruma" fo:font-size="10pt" style:font-size-asian="10pt" style:font-size-complex="10pt" fo:language="en" fo:country="US"/>
    </style:style>
    <style:style style:name="T264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65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P266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267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8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9" style:parent-style-name="DefaultParagraphFont" style:family="text">
      <style:text-properties style:font-name="Faruma" style:font-name-complex="Faruma" fo:font-size="12pt" style:font-size-asian="12pt" style:language-complex="dv" style:country-complex="MV"/>
    </style:style>
    <style:style style:name="T270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71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272" style:parent-style-name="Standard" style:family="paragraph">
      <style:paragraph-properties style:writing-mode="rl-tb" fo:margin-left="0in">
        <style:tab-stops/>
      </style:paragraph-properties>
    </style:style>
    <style:style style:name="T273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74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75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276" style:parent-style-name="Standard" style:family="paragraph">
      <style:paragraph-properties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277" style:parent-style-name="Standard" style:family="paragraph">
      <style:paragraph-properties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278" style:parent-style-name="Standard" style:family="paragraph">
      <style:paragraph-properties fo:text-align="justify" fo:margin-left="0in" fo:text-indent="0.1965in">
        <style:tab-stops/>
      </style:paragraph-properties>
      <style:text-properties fo:font-size="10pt" style:font-size-asian="10pt" style:font-size-complex="10pt" fo:language="en" fo:country="US"/>
    </style:style>
    <style:style style:name="P27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280" style:parent-style-name="Standard" style:family="paragraph">
      <style:paragraph-properties fo:text-align="justify"/>
    </style:style>
    <style:style style:name="T281" style:parent-style-name="DefaultParagraphFont" style:family="text">
      <style:text-properties fo:font-size="10pt" style:font-size-asian="10pt" style:font-size-complex="10pt" fo:language="en" fo:country="US"/>
    </style:style>
    <style:style style:name="T282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83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8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8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P286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287" style:parent-style-name="Standard" style:family="paragraph">
      <style:paragraph-properties fo:text-align="justify" style:writing-mode="rl-tb" fo:margin-left="0in">
        <style:tab-stops/>
      </style:paragraph-properties>
      <style:text-properties style:font-name="MV Boli" style:font-name-complex="MV Boli" fo:font-size="10pt" style:font-size-asian="10pt" style:font-size-complex="10pt" fo:language="en" fo:country="US"/>
    </style:style>
    <style:style style:name="P288" style:parent-style-name="Standard" style:family="paragraph">
      <style:paragraph-properties fo:text-align="justify"/>
    </style:style>
    <style:style style:name="T289" style:parent-style-name="DefaultParagraphFont" style:family="text">
      <style:text-properties fo:font-size="10pt" style:font-size-asian="10pt" style:font-size-complex="10pt" fo:language="en" fo:country="US"/>
    </style:style>
    <style:style style:name="T290" style:parent-style-name="DefaultParagraphFont" style:family="text">
      <style:text-properties style:font-name="OpenSymbol" style:font-name-complex="OpenSymbol" fo:color="#000000" fo:font-size="16pt" style:font-size-asian="16pt" style:font-size-complex="16pt"/>
    </style:style>
    <style:style style:name="T291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92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293" style:parent-style-name="DefaultParagraphFont" style:family="text">
      <style:text-properties style:font-name-complex="Times New Roman" fo:color="#000000" fo:font-size="6.5pt" style:font-size-asian="6.5pt" style:font-size-complex="6.5pt"/>
    </style:style>
    <style:style style:name="T294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295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96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9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98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29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00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1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2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T303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05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6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07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8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09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10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11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12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13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14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1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16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31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18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1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20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P321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22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323" style:parent-style-name="DefaultParagraphFont" style:family="text">
      <style:text-properties style:font-name="MV Boli" style:font-name-complex="MV Boli" fo:font-size="10pt" style:font-size-asian="10pt" style:font-size-complex="10pt" fo:language="en" fo:country="US"/>
    </style:style>
    <style:style style:name="T324" style:parent-style-name="DefaultParagraphFont" style:family="text">
      <style:text-properties style:font-name="MV Boli" style:font-name-complex="MV Boli" fo:font-size="10pt" style:font-size-asian="10pt" style:font-size-complex="10pt" fo:language="en" fo:country="US"/>
    </style:style>
    <style:style style:name="T325" style:parent-style-name="DefaultParagraphFont" style:family="text">
      <style:text-properties style:font-name-complex="Times New Roman" fo:font-size="10pt" style:font-size-asian="10pt" style:font-size-complex="10pt" fo:language="en" fo:country="US"/>
    </style:style>
    <style:style style:name="P326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27" style:parent-style-name="Standard" style:family="paragraph">
      <style:paragraph-properties fo:text-align="justify"/>
    </style:style>
    <style:style style:name="T328" style:parent-style-name="DefaultParagraphFont" style:family="text">
      <style:text-properties fo:font-size="10pt" style:font-size-asian="10pt" style:font-size-complex="10pt" fo:language="en" fo:country="US"/>
    </style:style>
    <style:style style:name="T329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330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31" style:parent-style-name="DefaultParagraphFont" style:family="text">
      <style:text-properties style:font-name="OpenSymbol" style:font-name-complex="OpenSymbol" fo:color="#000000" fo:font-size="16pt" style:font-size-asian="16pt" style:font-size-complex="16pt"/>
    </style:style>
    <style:style style:name="T332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33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34" style:parent-style-name="DefaultParagraphFont" style:family="text">
      <style:text-properties style:font-name-complex="Times New Roman" fo:color="#000000" fo:font-size="6.5pt" style:font-size-asian="6.5pt" style:font-size-complex="6.5pt"/>
    </style:style>
    <style:style style:name="T335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3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37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38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39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40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41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2" style:parent-style-name="DefaultParagraphFont" style:family="text">
      <style:text-properties style:font-name="OpenSymbol" style:font-name-complex="OpenSymbol" fo:color="#000000" fo:font-size="14.5pt" style:font-size-asian="14.5pt" style:font-size-complex="14.5pt"/>
    </style:style>
    <style:style style:name="T343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344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4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48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9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50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51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52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53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54" style:parent-style-name="DefaultParagraphFont" style:family="text">
      <style:text-properties style:font-name="OpenSymbol" style:font-name-complex="OpenSymbol" fo:color="#000000" fo:font-size="14.5pt" style:font-size-asian="14.5pt" style:font-size-complex="14.5pt"/>
    </style:style>
    <style:style style:name="P35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356" style:parent-style-name="DefaultParagraphFont" style:family="text">
      <style:text-properties style:font-name="MV Boli" style:font-name-complex="MV Boli" fo:font-size="10pt" style:font-size-asian="10pt" style:font-size-complex="10pt" fo:language="en" fo:country="US" style:language-complex="ar" style:country-complex="SA"/>
    </style:style>
    <style:style style:name="T357" style:parent-style-name="DefaultParagraphFont" style:family="text">
      <style:text-properties style:font-name-complex="Times New Roman" fo:font-size="10pt" style:font-size-asian="10pt" style:font-size-complex="10pt" fo:language="en" fo:country="US" style:language-complex="ar" style:country-complex="SA"/>
    </style:style>
    <style:style style:name="P358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fo:font-size="10pt" style:font-size-asian="10pt" style:font-size-complex="10pt" fo:language="en" fo:country="US"/>
    </style:style>
    <style:style style:name="T36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P378" style:parent-style-name="Standard" style:family="paragraph">
      <style:paragraph-properties fo:text-align="justify" style:writing-mode="rl-tb" fo:margin-left="0in">
        <style:tab-stops/>
      </style:paragraph-properties>
      <style:text-properties style:font-name="MV Boli" style:font-name-complex="MV Boli" fo:font-size="10pt" style:font-size-asian="10pt" style:font-size-complex="10pt" fo:language="en" fo:country="US"/>
    </style:style>
    <style:style style:name="P37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80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81" style:parent-style-name="Standard" style:family="paragraph">
      <style:paragraph-properties fo:text-align="justify"/>
    </style:style>
    <style:style style:name="T382" style:parent-style-name="DefaultParagraphFont" style:family="text">
      <style:text-properties fo:font-size="10pt" style:font-size-asian="10pt" style:font-size-complex="10pt" fo:language="en" fo:country="US"/>
    </style:style>
    <style:style style:name="T38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P409" style:parent-style-name="Standard" style:family="paragraph">
      <style:paragraph-properties fo:text-align="justify" style:writing-mode="rl-tb" fo:margin-left="0in">
        <style:tab-stops/>
      </style:paragraph-properties>
      <style:text-properties style:font-name="MV Boli" style:font-name-complex="MV Boli" fo:font-size="10pt" style:font-size-asian="10pt" style:font-size-complex="10pt" fo:language="en" fo:country="US"/>
    </style:style>
    <style:style style:name="P410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411" style:parent-style-name="Standard" style:family="paragraph">
      <style:paragraph-properties fo:text-align="justify"/>
    </style:style>
    <style:style style:name="T412" style:parent-style-name="DefaultParagraphFont" style:family="text">
      <style:text-properties fo:font-size="10pt" style:font-size-asian="10pt" style:font-size-complex="10pt" fo:language="en" fo:country="US"/>
    </style:style>
    <style:style style:name="T41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2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2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P422" style:parent-style-name="Heading2" style:family="paragraph">
      <style:paragraph-properties fo:text-align="justify" style:writing-mode="rl-tb" fo:margin-left="0in">
        <style:tab-stops/>
      </style:paragraph-properties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423" style:parent-style-name="Textbody" style:family="paragraph">
      <style:paragraph-properties style:writing-mode="rl-tb"/>
      <style:text-properties style:font-name="MV Boli" style:font-name-complex="MV Boli" fo:language="en" fo:country="US" style:language-complex="dv" style:country-complex="MV"/>
    </style:style>
    <style:style style:name="P424" style:parent-style-name="Textbody" style:family="paragraph">
      <style:paragraph-properties style:writing-mode="rl-tb"/>
      <style:text-properties style:font-name="MV Boli" style:font-name-complex="MV Boli" fo:language="en" fo:country="US" style:language-complex="dv" style:country-complex="MV"/>
    </style:style>
    <style:style style:name="P425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426" style:parent-style-name="Heading2" style:family="paragraph">
      <style:paragraph-properties fo:text-align="justify" fo:margin-left="0in">
        <style:tab-stops/>
      </style:paragraph-properties>
      <style:text-properties style:font-name="Century Schoolbook L" fo:font-style="normal" style:font-style-asian="normal" style:font-style-complex="normal" fo:font-size="12pt" style:font-size-asian="12pt" style:font-size-complex="12pt" fo:language="en" fo:country="US"/>
    </style:style>
    <style:style style:name="P427" style:parent-style-name="Standard" style:family="paragraph">
      <style:paragraph-properties fo:margin-top="0.0395in" fo:margin-bottom="0.0395in" fo:margin-left="0.3541in" fo:text-indent="-0.1965in">
        <style:tab-stops>
          <style:tab-stop style:type="left" style:position="-0.1041in"/>
        </style:tab-stops>
      </style:paragraph-properties>
      <style:text-properties fo:font-size="9pt" style:font-size-asian="9pt" style:font-size-complex="9pt" fo:language="en" fo:country="US"/>
    </style:style>
    <style:style style:name="P428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29" style:parent-style-name="DefaultParagraphFont" style:family="text">
      <style:text-properties fo:font-size="9pt" style:font-size-asian="9pt" style:font-size-complex="9pt" fo:language="en" fo:country="US"/>
    </style:style>
    <style:style style:name="T430" style:parent-style-name="DefaultParagraphFont" style:family="text">
      <style:text-properties fo:font-size="9pt" style:font-size-asian="9pt" style:font-size-complex="9pt" fo:language="en" fo:country="US"/>
    </style:style>
    <style:style style:name="T431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32" style:parent-style-name="DefaultParagraphFont" style:family="text">
      <style:text-properties fo:font-size="9pt" style:font-size-asian="9pt" style:font-size-complex="9pt" fo:language="en" fo:country="US"/>
    </style:style>
    <style:style style:name="P433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34" style:parent-style-name="DefaultParagraphFont" style:family="text">
      <style:text-properties fo:font-size="9pt" style:font-size-asian="9pt" style:font-size-complex="9pt" fo:language="en" fo:country="US"/>
    </style:style>
    <style:style style:name="T435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36" style:parent-style-name="DefaultParagraphFont" style:family="text">
      <style:text-properties fo:font-size="9pt" style:font-size-asian="9pt" style:font-size-complex="9pt" fo:language="en" fo:country="US"/>
    </style:style>
    <style:style style:name="T437" style:parent-style-name="DefaultParagraphFont" style:family="text">
      <style:text-properties fo:font-size="9pt" style:font-size-asian="9pt" style:font-size-complex="9pt" fo:language="en" fo:country="US"/>
    </style:style>
    <style:style style:name="P438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39" style:parent-style-name="DefaultParagraphFont" style:family="text">
      <style:text-properties fo:font-size="9pt" style:font-size-asian="9pt" style:font-size-complex="9pt" fo:language="en" fo:country="US"/>
    </style:style>
    <style:style style:name="T440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41" style:parent-style-name="DefaultParagraphFont" style:family="text">
      <style:text-properties fo:font-size="9pt" style:font-size-asian="9pt" style:font-size-complex="9pt" fo:language="en" fo:country="US"/>
    </style:style>
    <style:style style:name="P442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43" style:parent-style-name="DefaultParagraphFont" style:family="text">
      <style:text-properties fo:font-size="9pt" style:font-size-asian="9pt" style:font-size-complex="9pt" fo:language="en" fo:country="US"/>
    </style:style>
    <style:style style:name="T444" style:parent-style-name="DefaultParagraphFont" style:family="text">
      <style:text-properties fo:font-size="9pt" style:font-size-asian="9pt" style:font-size-complex="9pt" fo:language="en" fo:country="US"/>
    </style:style>
    <style:style style:name="T445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46" style:parent-style-name="DefaultParagraphFont" style:family="text">
      <style:text-properties fo:font-size="9pt" style:font-size-asian="9pt" style:font-size-complex="9pt" fo:language="en" fo:country="US"/>
    </style:style>
    <style:style style:name="P447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48" style:parent-style-name="DefaultParagraphFont" style:family="text">
      <style:text-properties fo:font-size="9pt" style:font-size-asian="9pt" style:font-size-complex="9pt" fo:language="en" fo:country="US"/>
    </style:style>
    <style:style style:name="T449" style:parent-style-name="DefaultParagraphFont" style:family="text">
      <style:text-properties fo:font-size="9pt" style:font-size-asian="9pt" style:font-size-complex="9pt" fo:language="en" fo:country="US"/>
    </style:style>
    <style:style style:name="T450" style:parent-style-name="DefaultParagraphFont" style:family="text">
      <style:text-properties fo:font-size="9pt" style:font-size-asian="9pt" style:font-size-complex="9pt" fo:language="en" fo:country="US"/>
    </style:style>
    <style:style style:name="T451" style:parent-style-name="DefaultParagraphFont" style:family="text">
      <style:text-properties fo:font-style="italic" style:font-style-asian="italic" fo:font-size="9pt" style:font-size-asian="9pt" style:font-size-complex="9pt" fo:language="en" fo:country="US"/>
    </style:style>
    <style:style style:name="T452" style:parent-style-name="DefaultParagraphFont" style:family="text">
      <style:text-properties fo:font-size="9pt" style:font-size-asian="9pt" style:font-size-complex="9pt" fo:language="en" fo:country="US"/>
    </style:style>
    <style:style style:name="T453" style:parent-style-name="DefaultParagraphFont" style:family="text">
      <style:text-properties fo:font-style="italic" style:font-style-asian="italic" fo:font-size="9pt" style:font-size-asian="9pt" style:font-size-complex="9pt" fo:language="en" fo:country="US"/>
    </style:style>
    <style:style style:name="T454" style:parent-style-name="DefaultParagraphFont" style:family="text">
      <style:text-properties fo:font-size="9pt" style:font-size-asian="9pt" style:font-size-complex="9pt" fo:language="en" fo:country="US"/>
    </style:style>
    <style:style style:name="P455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56" style:parent-style-name="DefaultParagraphFont" style:family="text">
      <style:text-properties fo:font-size="9pt" style:font-size-asian="9pt" style:font-size-complex="9pt" fo:language="en" fo:country="US"/>
    </style:style>
    <style:style style:name="T457" style:parent-style-name="DefaultParagraphFont" style:family="text">
      <style:text-properties fo:font-size="9pt" style:font-size-asian="9pt" style:font-size-complex="9pt" fo:language="en" fo:country="US"/>
    </style:style>
    <style:style style:name="T458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59" style:parent-style-name="DefaultParagraphFont" style:family="text">
      <style:text-properties fo:font-size="9pt" style:font-size-asian="9pt" style:font-size-complex="9pt" fo:language="en" fo:country="US"/>
    </style:style>
    <style:style style:name="P460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61" style:parent-style-name="DefaultParagraphFont" style:family="text">
      <style:text-properties fo:font-size="9pt" style:font-size-asian="9pt" style:font-size-complex="9pt" fo:language="en" fo:country="US"/>
    </style:style>
    <style:style style:family="graphic" style:name="a12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9">
      <style:graphic-properties/>
    </style:style>
    <style:style style:family="graphic" style:name="a35">
      <style:graphic-properties fo:wrap-option="no-wrap" fo:padding-top="0.0008in" fo:padding-bottom="0.0008in" fo:padding-left="0.0008in" fo:padding-right="0.0008in" draw:textarea-vertical-align="top" draw:textarea-horizontal-align="left" draw:fill="solid" draw:fill-color="#000000" draw:opacity="100%" draw:stroke="solid" svg:stroke-width="0.0016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">
      <style:graphic-properties/>
    </style:style>
    <style:style style:family="graphic" style:name="a8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9">
      <style:graphic-properties/>
    </style:style>
    <style:style style:family="graphic" style:name="a4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">
      <style:graphic-properties/>
    </style:style>
    <style:style style:family="graphic" style:name="a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4">
      <style:graphic-properties/>
    </style:style>
    <style:style style:family="graphic" style:name="a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">
      <style:graphic-properties/>
    </style:style>
    <style:style style:family="graphic" style:name="a11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">
      <style:graphic-properties fo:wrap-option="no-wrap" fo:padding-top="0.0008in" fo:padding-bottom="0.0008in" fo:padding-left="0.0008in" fo:padding-right="0.0008in" draw:textarea-vertical-align="top" draw:textarea-horizontal-align="left" draw:fill="solid" draw:fill-color="#000000" draw:opacity="100%" draw:stroke="solid" svg:stroke-width="0.0016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">
      <style:graphic-properties/>
    </style:style>
    <style:style style:family="graphic" style:name="a2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">
      <style:graphic-properties fo:wrap-option="no-wrap" fo:padding-top="0.0008in" fo:padding-bottom="0.0008in" fo:padding-left="0.0008in" fo:padding-right="0.0008in" draw:textarea-vertical-align="top" draw:textarea-horizontal-align="left" draw:fill="solid" draw:fill-color="#000000" draw:opacity="100%" draw:stroke="solid" svg:stroke-width="0.0016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4">ބިޓްކޮއިން: ޕިއަރ-ޓު-ޕިއަރ އިލެކްޓްރޯނިކް ފައިސާގެ ނިޒާމް</text:span></text:h>
      <text:p text:style-name="P5"/>
      <text:p text:style-name="P6"><text:span text:style-name="T7">ސަޓޯޝީ ނަކަމޯޓޯ</text:span></text:p>
      <text:p text:style-name="P8">satoshin@gmx.com</text:p>
      <text:p text:style-name="P9">www.bitcoin.org</text:p>
      <text:p text:style-name="P10"/>
      <text:p text:style-name="P11"><text:span text:style-name="T12"><text:s/></text:span><text:span text:style-name="T13">އިން ދިވެހިބަހަށް ތަރުޖަމާކުރީ</text:span><text:span text:style-name="T14"><text:s/></text:span><text:span text:style-name="T15">bitcoin.org/bitcoin.pdf</text:span><text:span text:style-name="T16"><text:s/></text:span></text:p>
      <text:p text:style-name="P17"><text:span text:style-name="T18">އަހުމަދު ޒާހިރު، އާދަމް ފަތުހީ، ނާއިލާ އާސިރު</text:span><text:span text:style-name="T19"><text:s/></text:span></text:p>
      <text:p text:style-name="P20"/>
      <text:p text:style-name="P21"><text:span text:style-name="T22">އެބްސްޓްރެކްޓް:<text:s/></text:span><text:span text:style-name="T23">ހަމައެކަނި ދެފަރާތެއްގެ ދެމެދުގައި ބޭނުންކުރެވޭ އިލެކްޓްރޯނިކް އޮންލައިން ފައިސާ</text:span><text:span text:style-name="T24">ގެ<text:s/></text:span><text:span text:style-name="T25">ނިޒާމެއްގައި އިތުރު މާލީ މުއައްސަސާއެއް މެދުވެރިނުކޮށް، ސީދާ އެކަކު އަނެކަކަށް ފައިސާ ފޮނުވެންވާނެއެވެ. މިކަމުގެ ޙައްލަކަށް ޑިޖިޓަލް ސިގްނޭޗަރ ބޭނުންކުރެވިދާ</text:span><text:span text:style-name="T26">ނެއެވެ. ނަމަވެސް ޑަބަލްސްޕެންޑް ކުރުން ހުއްޓުވުމަށް އިތުބާރުކުރެވޭ ތިންވަނަ ފަރާތެއް ބޭނުންވަންޏާ މިހައްލެއް ނުފުދެއެވެ. އަހަރުމެން މިހުށަހަޅަނީ ފިއަރ-ޓު-ޕިއަރ ނެޓްވޯކެއް ބޭނުންކޮށްގެން ޑަބަލްސްޕެންޑިން ހުއްޓުވޭނެ ހައްލެކެވެ. ނެޓްވޯކް މުއާމަލާތްތައް ޓައިމް</text:span><text:span text:style-name="T27">ސްޓޭމްޕްކުރުމަށްފަހު ހޭޝްކޮށް ހިނގަމުންދާ ހޭޝްއަށް ބިނާކޮށް ޕްރޫފް-އޮފް-ވޯކް ރެކޯޑެއްގެ ގޮތުގައި އެބޭނުންކުރުމުން ޕްރޫ-އޮފް-ވޯކް ތަކުރާރު ނުކޮށް އެރެކޯޑް ބަދަލެއް ނުކުރެވޭނެއެވެ. އެންމެ ދިގު ޗޭނު ހިނގާދިޔަ މުއާމަލާތްކަތުގެ ހެއްކެއްގެ ގޮތުގައި ބޭނުންކުރުމުގ</text:span><text:span text:style-name="T28">ެ އިތުރުން އެ އައީ އެންމެ ބޮޑު ސީޕީޔޫ ޕަވަރ ޕޫލުންކަންވެސް ހެކިދެއެވެ. އެހެންކަމުން، ނެޓްވޯކްގެ މެޖޯރިޓީ ސީޕީޔޫޕަރަވަރ ކޮންޓްރޯލްކުރާ ނޯޑްތަކުން ނެޓްވޯކަށް ހަމަލާދިނުމުގަ</text:span><text:span text:style-name="T29">އި<text:s/></text:span><text:span text:style-name="T30">އެހީނުވާހާ ހިނދަކު، އެމީހުންނަށް ހަމަލާދޭ ޗޭނުގެ ދިގުމިން ފަހަނައަޅި އެންމެ ދިގު ޗޭ</text:span><text:span text:style-name="T31">ނު <text:s/>އުފެއްދޭނެއެވެ. ނެޓްވޯކް އޭގެ ޒާތުގައި ބޭނުންވަނީ ވަރަށް ކުޑަކުޑަ އޮނިގަނޑެކެވެ. މެސެޖް ބްރޯޑްކާސްޓް ކުރާނީ ބެސްޓް-އެފޯޓް ބޭސިސްއަށެވެ. އަދި ކޮންމެ ނޯޑެއްވެސް ބޭނުން ކޮންމެ ހިނދެއްގައި ނެޓްވޯކުންވަކިވެ، ގުޅެވޭނެއެވެ. އަލުން ގުޅޭއިރު ނެޓްވޯކްގައި ނެތްވަ</text:span><text:span text:style-name="T32">ގުތުގައި ހިނގާދިޔަ މުއާމަލާތްތަކުގެ ޕްރޫ-އޮފް-ވޯކްގެ ހެއްކެއް ގޮތުން ބަލައިގަންނާނީ އެންމެ ދިގު ޗޭނެވެ.</text:span></text:p>
      <text:list text:style-name="LFO3" text:continue-numbering="true">
        <text:list-item>
          <text:p text:style-name="P33"><text:span text:style-name="T34">ތައާރަފް</text:span></text:p>
        </text:list-item>
      </text:list>
      <text:p text:style-name="P35"><text:span text:style-name="T36">އިންޓަރނެޓްގައި ކުރެވޭ ހުރިހާ ވިޔަފާރިއެއް ކަހަލަ ގޮތަކަށް އިތުބާރުކުރެވޭ ތިންވަނަ ފަރާތެއްގެގޮތުގައި ޕޭމަންޓް ޕްރޮސެސްކުރުމަށް<text:s/></text:span><text:span text:style-name="T37">ހަމައެކަނި ބަރޯސާވަނީ ފައިސާގެ ހިދުމަތްދޭ މުއައްސަސާތަކަށެވެ. ގިނަ މުއާމަލާތްތަކަށް މިނިޒާމް ރަނގަޅަށް މަސައްކަތްކުރިޔަސް އިތުބާރަށް ބަރޯސާވާ މޮޑެލް (ޓްރަސްޓް ބޭސްޑް މޮޑެލް) އޭގެ ޒާތުގައި ހުރި މައްސަލަތައް އެކުލެވިގެންވާތީ، މި ނިޒާމުގައިވެސް އެފަދަ މައްސަލ</text:span><text:span text:style-name="T38">ަތައް އެކުލެވެއެވެ. އެނިޒާމުގައި ފައިސާގެ ހިދުމަތްދޭ މުއައްސަސާތަކަށް ދެފަރާތުގެ ދެމެދުގައި ހިނގާ މައްސަލަ ހައްލުކުރުމުގެ ބާރުނުލިބ</text:span><text:span text:style-name="T39">ދާި</text:span><text:span text:style-name="T40">ނެތީ، އެއްވެސްގޮތަކަށް އިއާދަނުކުރެވޭ (ރިވާރސް ނުކުރެވޭ) <text:s/>މުއާމަލާތެއް ނުހިންގެއެވެ. ދެފަރާތުގެ ދެމެދުގައި ހިނގާ މައްސަލަ، މ</text:span><text:span text:style-name="T41">ެދުވެރިއަކު ހައްލުކުރުމަކީ ހަރަދު ހިނގާކަމަކަށްވާތީ، މުއާމަލާތްކުރުމުގެ އަގު އުފުލި، މުއާމަލާތުގައި ބޭނުންކުރެވޭނެ ޕްރެކްޓިކަލް އަދަދު ކުޑަވެ، ކުދިކުދި އަދަދުން މުއާމަލާތްކުރުމުގެ ފުރުސަތު ހަނިވެއެވެ. އަދި އިއާދަނުކުރެވޭ-ހިދުމަތަކަށް، އިއާދަނުކުރެވޭގޮތަކަށ</text:span><text:span text:style-name="T42">ް-ފައިސާދެއްކެން ނެތުމުގެ ސަބަބުން ފުޅާދާއިރާއެއްގައި ވާ ގެއްލުންބޮޑެވެ. މުއާމަލާތް ބަދަލުކުރުމުގެ ފުރަސަތު އޮތުމުން އިތުބާރު ބޭނުންވާމިންވަރުވެސް ބޮޑުވެއެވެ. <text:s/>މުދާ ވިއްކާ ފަރާތްތަކުން (މާޗަންޓުން) ކަސްޓަމަރުންނަށް ހުޝިޔާރުވާންޖެހި، ކަސްޓަމަރުންގެ އިތުރު މ</text:span><text:span text:style-name="T43">ައުލޫމާތު ހޯދުމުގޮތުގުން ކަސްޓަމަރުންނަށް އުނދަގޫކުރަންޖެހެއެވެ. އެންނޫނަމަ އެވަރަށްކަށް މައުލޫމަތެއް<text:s/></text:span><text:soft-page-break/><text:span text:style-name="T44">ބޭނުމެއްނުވާނެއެވެ. މި ނިޒާމުގައި ކޮންމެވެސް މިންވަރެއްގެ ކުށްކުރުން ނުހުއްޓުވޭތީ އެކަން ބަލައިގަންނަންޖެހެއެވެ. އޭގެ ހަރަދާއި އަދި ފައިސާދެއްކުމުގައި ހިމ</text:span><text:span text:style-name="T45">ެނޭ އޮޅުންބޮޅުންތައް މީހާގެ ހާޒިރުގައި ނަގުދު ފައިސާއިން ހައްލުކުރެވުނަސް މުއާސަލާތީ ޗެނެލަކުން އިތުބާރުހިފޭ ފަރާތެއް މެދުވެރިއަކު ނެތި ހިންގޭނެ ވަސީލަތެއް ނެތެވެ.</text:span></text:p>
      <text:p text:style-name="P46"/>
      <text:p text:style-name="P47"><text:span text:style-name="T48"><text:tab/></text:span><text:span text:style-name="T49">އަސްލު ބޭނުންވަނީ އިތުބާރުގެ ބަދަލުގައި ކްރިޕްޓޯގްރަފިކް ހެކި ބޭނުންކުރާ އިލެކްޓްރޯނިކް ފަ</text:span><text:span text:style-name="T50">އިސާދައްކާ ނިޒާމަކެވެ (ޕޭމަންޓް ސިސްޓަމެކެވެ). އޭގެ ސަބަބުން އިތުބާރުހޯދުމުގެ ގޮތުން ބޭނުންވާ ތިންވަނަ ފަރާތެއްގެ އެހީއާއި <text:s/>ނުލައި ސީދާ އެކަކު އަނެކަކާ މުއާމަލާތް ކުރެވޭނެއެވެ. އަމަލީގޮތެއްގައި ހިސާބުޖަހައިގެން (ކޮމްޕިއުޓޭޝަނަލީ ޕްރެކްޓިކަލްގޮތެއްގައި) ކުރ</text:span><text:span text:style-name="T51">ެވޭ، އިއާދަނުކުރުވޭ މުއާމަލާތްތަކުގެ ސަބަބުން ވިއްކާމީހުން، ކުށްކުރާމީހުންގެކިބައިން ސަލާމާތްވެ، އަދި އާދައިގެ އެސްކުރޯ މެކޭނިޒަމްއެއް ގާއިމްކުރުމުން، ވަރަށްފަސޭހައިން ގަންނަމީހާވެސް ރައްކާތެރިކޮށްދޭނެއެވެ. މިޕޭޕަރުގައި އަހަރުމެން މި ހުށަހަޅަނީ ޑަބަލްސްޕެނ</text:span><text:span text:style-name="T52">ްޑިންގ މައްސަލަ ހައްލުކުރުމަށް ދުރުގައިވާ ދެފަރާތެއްގެ (ޕިއަރ-ޓު-ޕިއަރ ޑިސްޓްރިބިއުޑެޓް) ޓައިމްސްޓޭމްޕް ސާވައަކުން މުއާމަލާތުގެ ވަގުތުގެ ތަރުތީބުން ހިސާބީ (ކޮމްޕިޓޭޝަނަލް) ހެއްކެއް އުފައްދާނެގޮތެވެ.</text:span></text:p>
      <text:list text:style-name="LFO3" text:continue-numbering="true">
        <text:list-item>
          <text:p text:style-name="P53"><text:span text:style-name="T54">މުއާމަލާތް</text:span></text:p>
        </text:list-item>
      </text:list>
      <text:p text:style-name="P55"><text:span text:style-name="T56">އަހަރުމެން އިލެޓްރޯނިކް ފައިސާފޮއްޗެއް (ކޮއިން</text:span><text:span text:style-name="T57">އެއް) ކަމަށް ކަނޑައަޅަނީ ޑިޖިޓަލް ސިގްނޭޗަރު )ޑިޖިޓަލް( ސޮއި( ތައްގެ ޗޭނެކެވެ) ލިސްޓެކެވެ. ކޮންމެ ވެރިފަރާތަކުންވެސް ފައިސާފޮތި ޓްރާންސްފަރކުރަނީ އޭގެ ކުރީގެ މުއާމަލާތުގެ ހޭޝްއާއި ފައިސާ ލިބޭ ފަރާތުގެޕަބްލިކް ކީބޭނުންކޮށްގެން ޑިޖިޓަލީ ސޮއެކޮށް އަދި އެންމެ<text:s/></text:span><text:span text:style-name="T58">ފަހުގެ ފައިސާފޮށްޗަށް) ލިސްޓަށް( އިތުރުކޮށްގެނެވެ. ފައިސާލިބޭމިހާ އޭގެ ޑިޖިޓަލް ސިގްނޭޗަރތައް )ޑިޖިޓަލް ސޮއިތަށް( ބޭނުންކޮށްގެ ޗޭނުގެ މިލްކުވެރިކަން ކަށަވަރުވޭނެއެވެ.<text:s/></text:span></text:p>
      <text:p text:style-name="P59"/>
      <text:p text:style-name="P60"><text:span text:style-name="T61">އެހެންނަމަވެސް ފައިސާލިބޭމީހާއަށް ކުރީގެ މިލްކުވެރިޔަކު ޑަބަލް-ސްޕެޑްކުރި )ކޮޕީއެއް އެހ</text:span><text:span text:style-name="T62">ެންމީހަކަށް ފޮނުވި(ކަން ޔަގީން ކުރެވޭކަށް ނެތެވެ. <text:s/>މިކަމަށް އެއްމެ އާއްމު ހައްލަކީ އިތުބާރު ތިންވަނަ ބާރުވެރި ސެންޓްރަލް ފަރާތެއް ތައާރަފްކޮށް، ފައިސާޖަހާ އަދި ހިނގާ ކޮންމެ މުއާމަލާތެއް ޑަބަލްސްޕެންޑްކުރޭތޯ ޗެކްކުރުމެވެ. ކޮންމެ މުއާމަލާތަކަށްފަހު އާފައިސާފ</text:span><text:span text:style-name="T63">ޮއްޗެއް ޖެހުމަށްޓަކައި ބޭނުންކުރެވުނު ފައިސާފޮތި އަނބުރާ ލިބެންޖެހެއެވެ. އަދި ފައަސާފޮއްޗެއް ޑަބަލްސްޕެންޑް ނުކުރާކަމުގެ އިތުބާރާއި ޔަގީންކަން އޮންނާނީ ހަމައެކަނި ފައިސާޖެހިގޮތަށް ލިބޭނަމައެވެ. <text:s/>ވީމަ މިހައްލުގެ މައިގަނޑު މައްސަލައަކީ ފައިސާގެ ނިޒާމުގެ އިތު</text:span><text:span text:style-name="T64">ބާރު އެންމެފަރާތެއްކަމުގައިވާ ފައިސާޖަހާ ފަރާތަށް ބަރޯސަވެފަ އޮތުމާއި، ބެންކުތަކެކޭ އެއްފަދައިން ކޮންމެ މުއާމަލާތެއްވެސް އެފާރާތް މެދެވެކިކޮށް ހިނގުމެވެ.</text:span></text:p>
      <text:p text:style-name="P65"><text:span text:style-name="T66">ކުރީގެ އޯނަރުން )މިލްކުވެރިން( ޑަބަލް-ސްޕެންޑް ނުކުރާކަމުގެ ޔަގީންކަން ހޯދާނެގޮތެއް އަހަރުމެން ބޭނުންވ</text:span><text:span text:style-name="T67">ެއެވެ. <text:s/>އަހަރުމެންގެ ބޭނުމަށް، ބަލަން ހަމައެކަނި ބޭނުންވަނީ ކުރީގެ މުއާމަލާތްތަށް އެކަންޏެ، ފަހުގެ މުއާމަލާތްތަކަ އަހަރުމެން އެ އަހައްމިޔަތުކަމެއްނުދެމެވެ. މުއާމަލާތެއް މަދުވިކަން ބެލޭނެ ހަމައެކަނި ގޮތަކީ ހުރިހާ މުއާމަލާތްތަކަށް ހޭލުންތެރިވެތިބުމެވެ. ފައިސ</text:span><text:span text:style-name="T68">ާޖަހާ މޮޑެލްގައި ފައިސާޖަހާފަރާތަށް ހުރިހާ މުއާމަލާތެއް އެނގެއެވެ، އަދި ހިނގާ ދިޔަ ތަރުތީބުވެސް އެނގެއެވެ. އިތުބާރުކުރެވޭ ފަރާތެއް ނުލައި މިކަން ހާސިލްކުރުމަށްޓައި، މުއާމަލާތްތަށް އެންމެނަށްވެސް އިއުލާން ކުރެވެންޖެހެއެވެ، އަދި އެއާ ތަރުތީބުން އޮންނަ އެންމެ</text:span><text:span text:style-name="T69">ން ބައިވެރިވާ އެއްބަސްވާ އެއް ތާރީހް/ރެކޯޑް އޮންނާނެ ނިޒާމެއް އޮންނަންޖެއެވެ. ކޮންމެ މުއާމަލާތެއްވެސް ކުރެވޭ ވަގުތު <text:s text:c="2"/>ފައިސާލިބޭމީހާއަކީ އެފައިސާފޮތި އެންމެ ފުރަތަމަ ލިބުނު މީހާކަން ނޯޑްތަކުގެ މެޖޯރިޓީ) ބައިވެރިންގެ މެޖޯރިޓީން( އެއްބަސްވާކަން ( އެގްރީވާކަނ</text:span><text:span text:style-name="T70">ް ) ފައިސާލިބޭ މީހާއަށް ޔަގީންވާންޖެހެއެވެ.<text:s/></text:span></text:p>
      <text:list text:style-name="LFO3" text:continue-numbering="true">
        <text:list-item>
          <text:p text:style-name="P71"><text:span text:style-name="T72">ޓައިމް ސާވަރ</text:span></text:p>
        </text:list-item>
      </text:list>
      <text:p text:style-name="P73"><text:span text:style-name="T74">އަހަރުމެން މިހުށަހަޅާ ހައްލުގައި ޓައިމް ސާރވައެއް ބޭނުންވެއެވެ. ޓައިމް ސާވަރ މަސައްކަތްކުރާގޮތަކީ އައިޓަމްތަކެއްގެ ބޮލްކެއްގެ ހޭޝް ޓައިމްޕްސްޓޭމްޕްކުރުމަށްފަހު )ވަގުތުގެ ސިއްކައެއްޖެހުމަށްފަހު( އެ އ</text:span><text:span text:style-name="T75">ެންމެނަށްފެންނާނެހެން ނޫހެއްގައި ނުވަތަ ނިއުސްނެޓްގައި ހުންނާނެން އިއުލާނުކުރުމެވެ. <text:s/>ޓައިމްސްޓޭންޕުން ހޭޝްކުރުމަށްޓަކައި އެޑޭޓާ ޔަގީނުންވެސް އެވަގުތެއްގައި ހުރިކަން ހެކިކޮށްދެއެވެ. ކޮންމެ ޓައިމްސްޓޭންޕެއްގައިވެސް އޭގެ ކުރީގެ ޓައިމްސްޓޭންޕުގެހޭޝް ހުރުމުގެ ސ</text:span><text:span text:style-name="T76">ަބަބުން ޗޭނެއް އުފެދި އިތުރުވާކޮންމެ ޓައިމްސްޓޭމްޕަކާއެކު އޭގެކުރީގެ ޓައިމްސްޓޭމްޕްތަކަށް އިރުބާރަކަށެވެއެވެ.<text:s/></text:span></text:p>
      <text:p text:style-name="P77"/>
      <text:list text:style-name="LFO3" text:continue-numbering="true">
        <text:list-item>
          <text:p text:style-name="P78"><text:span text:style-name="T79">ޕްރޫފް-އޮފް-ވޯކް</text:span></text:p>
        </text:list-item>
      </text:list>
      <text:p text:style-name="P80"><text:span text:style-name="T81">ޑިސްޓްރިބިއުޓެޑް ޓައިމް ސާވަރއެއް ޕިއަރ-ޓު-ޕިއަރ އުސޫލުން އަހަރުމެން ގާއިމްކުރުމަށްޓަކައި ނޫހެއް ނުވަތަ ނިއުސްނެޓް ޕޯސްޓްތަކެއް</text:span><text:span text:style-name="T82">ގެ</text:span><text:span text:style-name="T83"> </text:span><text:span text:style-name="T84"><text:s/>ބޭނުންކުރުމުގެ ބަދަލުގައި އެޑަމްބެކްގެ ހޭޝްކޭޝް<text:s/></text:span><text:span text:style-name="T85">]</text:span><text:span text:style-name="T86">1</text:span><text:span text:style-name="T87">[</text:span><text:span text:style-name="T88"><text:s/>ފަދަ ޕްރޫފް-އޮފް-ވޯކް ނިޒާމެއް ބޭނުކުރަންޖެހެއެވެ.</text:span><text:span text:style-name="T89"><text:s/></text:span><text:span text:style-name="T90">ޕްރޫފް-އޮފް-ވޯކްގައި ހިނެނޭނީ ނަންބަރެއ ހޯދުމަށް ސްކޭނުކުރުމެވެ، އެއަދަކީ އެ ޝާ256 ފަދަހޭޝްކުރުކުމަކުން އަންނަ ހޭޝްފެށޭނީ ވަކިއަދަދެއްގެ ސުންތަކަކުން</text:span><text:span text:style-name="T91">ނެވެ. އެވެރޭޖްކޮށް މަސައްކަތަށް ބޭނުންވާ ވަގުތަކީ ހޭޝް ސުންބިޓްގެ އަދަދުގެ އެކްޕޯނަންޝަލްގުނަ ވަގުތެކެވެ އަދި ހޭޝްގެ ސައްހަކަން ޔަގީންކުރަންބޭނުން ވަނީ އެންމެ ހޭޝެކުރާށެވެ.</text:span></text:p>
      <text:p text:style-name="P92"><text:span text:style-name="T93">އަހަރުމެންގެ ޓައިމްސްޓޭމްޕް ސާވަރއަށް ޕްރޫފް-އޮފް-ވޯކް ގާއިމްކުރުމްކުރަނީ ކޮންމެ ބް</text:span><text:span text:style-name="T94">ލޮކެއްގައި ނޮންސްއެއްލައި ބޭނުންވާ މިންވަރަށް ސުމެއް ހޭޝްއަށް އައިސް ސައްހަ ހޭޝްއެއް ފެންނަންދެން އިތުރުކުރަމުންގޮހެވެ. ސީޕީޔޫގެ މަސައްކަތް އިތުރުވެ ޕްރޫފް-އޮފް-ވޯކް ދެމެހެއްޓުމުން ޕްރޫފް-އޮފް-ވޯކް އަލުން ނުކޮށެއް ބްލޮކެއް ބަދަލެއް ނުކުރެވޭނެއެވެ. އަދި ފަހ</text:span><text:span text:style-name="T95">ުން ޗޭނަށް އިތުރު ބްލޮކްތަށް އެއްކުރުމުން ބްލޮކެއް ބަދަލުކުރެވޭނީ އެެއެއްކުރި އެހުރިހާ ބްލޮކްތަކުގެ ޕްރޫ-އޮފް-ވޯކްގެ މަސައްކަތް އަލުން ކޮށްގެންނެވެ.<text:s/></text:span></text:p>
      <text:p text:style-name="P96"><text:span text:style-name="T97">ޕްރޫ-އޮފް-ވޯކްގެ ސަބަބުން ގޮތް ނިންމުމުގައި މެޖޯރިޓީ ތަމްސީލުކުރުމުގެ މައްސަލަވެސް<text:s/></text:span><text:span text:style-name="T98">ހައްލުވެގެން ދެއެވެ.</text:span><text:span text:style-name="T99"> </text:span><text:span text:style-name="T100"><text:s/>މެޖޯރިޓީ ތަމްސީލުކުރުމުގައި އެއް-އައިޕީ-އަކީ-އެއްވޯޓު ކަމުގައި އުސޫލު ގެންގުޅެފިނަމަ ބައިވަރު އައިޕީތަކެއް ހޯދޭފަރާތަކަށް އެއަނބުރާލެވޭނެއެވެ. ޕްރޫފް-އޮފް-ވޯކްއަކީ ހަގީގަތުގައި އެއް-ސީޕީޔޫ-އެއް-ވޯޓެވެ.</text:span><text:span text:style-name="T101"><text:s/></text:span><text:span text:style-name="T102">އެންމެ ގިނަ ޕްރޫފް-އޮފް-ވޯކްގެ މ</text:span><text:span text:style-name="T103">ަސައްކަތް އިންވެސްޓް ކުރެވިފައިވާތީ މެޖޯރިޓީ ތަމްސީލު ކުރާނީ އެންމެ ދިގު ޗޭނުންނެވެ. މެޖޯރިޓީއަކީ ތެދުވެރި ނޯޑުތަކެއްކަމަށްވަނީ ނަމަ، އަދި ވާދަކުރާ އެހެން ޗޭނުތަށް ފަހަނައަޅައި، އެންމެ ބާރަށް ދިގުވާނީ ތެދުވެރި ޗޭނެވެ. ހަމަލާދޭ މީހަކު ކުރީގެ ބްލޮކެއް ބަދަލު</text:span><text:span text:style-name="T104">ކުރަން ބޭނުންނަމަ އެބްލޮކާއި އެބްލޮކުގެ ފަހުންއައި ހުރިހާ ބްލޮކެއްގެ ޕްރޫފް-އޮފް-ވޯކް މަސައްކަތް ކޮށް އަދި ތެދުވެރި ހުރިހާ ނޯޑެއްގެ މަސައްކަތައްވުރެ އިތުރަށްކޮށް ފަހަނައަޅައިދާންޖެހެއެވެ. ލަސްލަހުން ހަމަލާދޭވޭމީހަކަށް ފަހުން ބްލޮކުތަށް އެއްކުރެވޭވަރަކުން އ</text:span><text:span text:style-name="T105">ަތުލައިގަތުމުގެ ޕްރޮބަަލިޓީ</text:span><text:span text:style-name="T106"> </text:span><text:span text:style-name="T107"><text:s/>އެސްޕޯނަޝަލްގުނަ ދަށްވާކަން އަހަރުމެން ފަހުން ދައްކަދޭނަމެވެ.</text:span></text:p>
      <text:p text:style-name="P108"><text:span text:style-name="T109">ވަގުތާ އެއްގޮތަށް ނޯޑްތަކުގެ ޝައުގުވެރިކަމާއި ހާޑްވެއަރ ސްޕީޑަށް އަންނަ ތަފާތު ބަދަލާއި ހަމަކުރުމުގެ ގޮތަުން ޕްރޫފް-އޮފް-ވޯކްގެ އުނދަގޫމިންވަރު ކަނޑައަޅާނީ މޫވިންގ އ</text:span><text:span text:style-name="T110">ެވަރޭޖް ޓާކެއްކަމަށް</text:span><text:span text:style-name="T111"> </text:span><text:span text:style-name="T112"><text:s/>އެވަރޭޖްކޮށް ގަޑިއަކަށް ބްލޮކްއުފެދޭ</text:span><text:span text:style-name="T113"> </text:span><text:span text:style-name="T114"><text:s/>ބްލޮކުގެ އަދަދުންނެވެ. ބޮލޮކްމާ އަވަހަށް އުފެދޭނަމަ އުނދަގޫމިންވަރު އިތުރވާނެއެވެ.</text:span></text:p>
      <text:p text:style-name="P115"/>
      <text:list text:style-name="LFO3" text:continue-numbering="true">
        <text:list-item>
          <text:p text:style-name="P116"><text:span text:style-name="T117">ނެޓްވޯކް )ވިއުގަ(</text:span></text:p>
        </text:list-item>
      </text:list>
      <text:p text:style-name="P118"><text:span text:style-name="T119">ނެޓްވޯކް ހިންގުމަށްޓަކައި އަނަނިވި ފިޔަވަޅުތައް އަޅަންޖެހޭނެއެވެ.</text:span></text:p>
      <text:list text:style-name="LFO4" text:continue-numbering="true">
        <text:list-item>
          <text:p text:style-name="P120"><text:span text:style-name="T121">ކޮންމެ އާ<text:s/></text:span><text:span text:style-name="T122">މުއާމަލާތެއްވެސް އެންމެނަށް ހުރިހާނޯޑަކަށް (އިއުލާންކުރުން) ބްރޯޑް</text:span><text:span text:style-name="T123">ކާސްޓްކުރުވެންޖެހޭނެއެވެ.</text:span></text:p>
        </text:list-item>
        <text:list-item>
          <text:p text:style-name="P124"><text:span text:style-name="T125">ކޮންމެ ނޯޑަކުންވެސް އާ މުއާމަލާތް ބްލޮކަކަށް އެއްކުރުން</text:span></text:p>
        </text:list-item>
        <text:list-item>
          <text:p text:style-name="P126"><text:span text:style-name="T127">ކޮންމެ ނޯޑަކުންވެސް އެބްލޮކަށް ޕްރޫފް-އޮފް-ވޯކް ހޯދުމުގެ އުނދަގޫ މަސައްކަތްކުރުން</text:span></text:p>
        </text:list-item>
        <text:list-item>
          <text:p text:style-name="P128"><text:span text:style-name="T129">ޕްރޫފް-އޮފް-ވޯކް ހަމަ ފެނު</text:span><text:span text:style-name="T130">މާއެކު، އެހެން ހުރިހާ ނޯޑުތަކަށް އަންގުމަށް އިއުލާންކުރުން.</text:span></text:p>
        </text:list-item>
        <text:list-item>
          <text:p text:style-name="P131"><text:span text:style-name="T132">ނޯޑުތަކުން ބްލޮކް ސައްހަ އެއްޗެއްގެގޮތުގައި ހަމައެކަނި ބަލާގަންނާނީ އޭގަ ހުރި ހުރިހާ މުއާމަލަތްތަކަކީ ސައްހައެއްޗެހިކަމަށްވެފައި އެ އަދި ޙަރަދުކޮނުއްހުރިކަމުގައިވާނަމައެވެ.</text:span></text:p>
        </text:list-item>
        <text:list-item>
          <text:p text:style-name="P133"><text:span text:style-name="T134">ނޯޑުތަކުން އެބްލޮކް ބަލ</text:span><text:span text:style-name="T135">ައިގަތުމަކީ އެބްލޮކްގެ ހޭޝްބޭނުންކޮށް ދެންޖެހިގެންއަންނަ ބްލޮކު ހޯދަން މަސއްކަތްފެށުމެވެ.</text:span></text:p>
        </text:list-item>
      </text:list>
      <text:p text:style-name="P136"><text:span text:style-name="T137">އަބަދުވެސް ނޯޑުތަކުން ސައްހަ ޗޭނުކަމަށް ބަލާނީ އެންމެ ދިގު ޗޭނެވެ، އަދި އެދިގުކުރުމެ މައްސަކަތްކުރާނެއެވެ. <text:s/>ދެނޯޑަކުން އެއްވަގުތެއްގައި ޖެހިގެންއަންނަ ބްލޮކް ގެ ދެވާޝ</text:span><text:span text:style-name="T138">ަނެއް ހޯދައި އިއުލާންކޮއްފިނަމަ އެކިނޯޑްތަކަށް އެންމެ ފުރަތަމަ ލިބޭ ބްލޮކު ތަފާތުވާނެއެވެ. އެހާލަތުގައި އެނޯޑްތަކުން މަސައްކަތްކުރާނީ އެންމެ ފުރަތަމަ ލިބުނު ބްލޮކުގެ މައްޗަށްވެ، އަދި އަނެއް ބޮލޮކު ރައްކާކޮށްފައިބާއްވާނީ އެގޮފި ދިގުވެއްޖެހާލެއްގައި އެބޭނުން</text:span><text:span text:style-name="T139">ކުރުމަށްވެ. ދެންޖެހިގެން އަންނަ ބްލޮކެއް ފެނުމުން ކޮންމެވެސްއެއްގޮފި އަނެއްގޮތްޕެއްވުރެ ދިގުވުމުން މޮޅުވި ގޮފި އެނގޭނެއެވެ، އަދި މޮޅުނުވާގޮފީގަ މަސައްކަތް ކުރަމުދިޔަ އެންމެ ދިގުގޮތްޕަށް ބަދަލުވާނެއެވެ.</text:span></text:p>
      <text:p text:style-name="P140"><text:span text:style-name="T141">ބްރޯޑްކާސްކުރެވޭ ކޮންމެ އާ މުއާމަލާތެއް ހުރިހާ ނޯޑަކަށ</text:span><text:span text:style-name="T142">ް ކޮންމެހެން ފޯރާކަށް ނުޖެހެއެވެ. ވީހާވެސް ގިނަ ނޯޑްތަކަށް އެ ފޯރައިފިނަމަ މާގިނަ އިރުތަކެއްނުވަނީސް އެމުއާމަލާތް ކޮންމެވެސް ބްލޮކަކަށް ލެވޭނެއެވެ. ބްލޮކް ބްރޯޑްކާސްޓް ކުރާއިރުނުފޯރި ގެއްލިގެންދިޔުމުށްވެސް ނެޓްވޯކް ތައްޔާރެވެ. ނޯޑަކަށް ބްލޮކެއްނުލި ޖެހިގެނ</text:span><text:span text:style-name="T143">ްއަންނަ ބްލޮކު ލިބިއްގެ ހިނދެއްގައި ކުރީގެ ބްލޮކު ފޮނުމަށް އެދޭނެއެވެ.</text:span></text:p>
      <text:list text:style-name="LFO3" text:continue-numbering="true">
        <text:list-item>
          <text:p text:style-name="P144"><text:span text:style-name="T145">އިނާޔަތް</text:span></text:p>
        </text:list-item>
      </text:list>
      <text:p text:style-name="P146"><text:span text:style-name="T147">އުސޫލެއްގެގޮތުން ކޮންމެ ބްލޮކެއްގެވެސް ފުރަތަމަ މުއާމަލާތަކީ ހާއްޞަ މުއާމަލާތެކެވެ، އެއީ ބްލޮކް އުފައްދާމިހާ އައުފައިސާފޮއްޗެއް އުފައްދާ މުއާމަލާތެވެ. މީގެ ސަބަބުން ނޯޑްތަކަށް<text:s/></text:span><text:span text:style-name="T148">ވިއުގާގައި ބައިވެރިވުމަށް ބާރުއަޅުވައިދީ، ފައިސާދޫކުރ މަރުކަޒީ ފަރާތެއްތަސް ފުރަތަމަކޮޅު ފައިސާފޮތި ދައުރުކުރެވޭނެގޮތްވެދެއެވެ. މެދުކެނޑުމެއްނެތި އެއްވާމަކަށް ފައިސާފޮތި އޮފެދުން ވައްތަރީ ރަންކޮކންނަމީހުން ދައުރުވާ ރަން އިތުރުކުރުމަށްޓަކައި ރަންކޮނުމަށް ވަ</text:span><text:span text:style-name="T149">ސީލަތް އިތުރުކުން ފަދަކަމަކާއެވެ. އަހަރުމެންގެ މިހާލަތުގައި އިތުރުވާނީ ސީޕީޔޫ ވަގުތާއި ކަރަންޓެވެ.</text:span></text:p>
      <text:p text:style-name="P150"><text:span text:style-name="T151">އިނާޔެއްތެއްގެގޮތުގައި ލާރިއެއްކުރުމަށް މުއާމަލާތީ ފީއެއްވެސް ނެގިދާނެއެވެ. މުއާމަލާތުގެ ލިބޭއަދަދެއެއްވުރެ ފޮނުވާއަދަދު ބޮޑުނަމަ ފަރަގަކީ އެމުއާމަލާތް ހިމެނ</text:span><text:span text:style-name="T152">ޭ ބްލޮކްގެ އިނާޔަތުގައި ލިބޭ މުއާމަލާތީ ފީއެވެ. ވަކީންކުރީންކަނޑައެޅިފައިވާ އަދަދެއްގެ ފައިސާފޮތި ދައުރުވާންފެށުމުން ހުރިހާ އިނާޔަތެއް މުއާމަލާތީފީއަށް ބަރޯސާވެވި، އިންފްލޭޝަނުން މުޅިން ސަލާމަތްވެވިދާނެއެވެ.</text:span></text:p>
      <text:p text:style-name="P153"><text:span text:style-name="T154">އިނާޔަތުގެ ސަބަބުން ނޯޑްތަކަށް އިހްލާސްތެރިކަންމ</text:span><text:span text:style-name="T155">ަތީ ތިބުމަށް ބާރުއަޅާނެއެވެ. <text:s/>ހަމަލާދޭ ދަހި މީހަކު ތެދުވެރި ހުރިހާ ނޯޑްތަކަށްވުރެ ބާރުގަދަ ސީޕީޔޫތަކެއްގެ ބާރު ބޭނުންކޮށްގެން އޮންނާނެ ގޮތަކީ މީހުންނަށް މަކަރުހެދުމަށް މީހުންގެ ފައިސާތަށް ވަގަށްނެގުން ނޫނީ އާ ފައިސާފޮތިޖެހުމުވެ. ނިޒާމު ހަލާކުކޮށްލާ އޭނާގެ<text:s/></text:span><text:span text:style-name="T156">އަމިއްލަ މުދަލުގެ އަގުނަގާލުމެއްވުރެ، އޮންނައުސޫލުންކަންކޮށް އެންމެނަށްވުރެގިނަ ފައިސާހޯދުންމަކީ އެނާއަށް އެންމެ ފައިދާހުރިގޮތްކަމަށްވުމުން އެގޮތަށްކަންކުރަން މަޖުބޫރުވާނެއެވެ.</text:span></text:p>
      <text:list text:style-name="LFO3" text:continue-numbering="true">
        <text:list-item>
          <text:p text:style-name="P157"><text:span text:style-name="T158"><text:s/></text:span><text:span text:style-name="T159">ޑިސްކް ސްޓޯރޭޖް )ޑިސްކް ޖާގަ( އަނބުރާހުސްކުރުން</text:span></text:p>
        </text:list-item>
      </text:list>
      <text:p text:style-name="P160"><text:span text:style-name="T161">ފައިސާފޮއްޗެއްގެ އެންމެ ފަހުގެ</text:span><text:span text:style-name="T162"><text:s/>މުއާމަލާތް އެކަށީގެންވާ މިންވަރަކަށް ބްލޮކްތަކުގެ އަޑިގައި ވަޅުގެހުމުން އޭގެ ކުރިން ޙަރަދުކުރެވިފައިވާ މުއާއްމަލާތްތަށް ޑިސްކުގެ ޖާގަ ސަލާމަތްކުރުމުގެ ގޮތުން ނައްތާލެވިދާނެއެވެ. ބްލޮކެއްގެ ހޭޝް ހަލާކުނުކޮށް މިކަން މަގުފަހިކުރުމަށްޓަކައި މުއާމަލާތްތަށް މެރ</text:span><text:span text:style-name="T163">ެކަލްޓްރީ އަކަށް ހޭޝްކުރުމަށް، ބްލޮކްހޭޝްގައި ބޭނުންކުރާނީ ހަމައެކަނި މުލުމުއާމަލާތެވެ. ގަހުގެ ގޮފިތަށް ވަކިކޮށްގެން ކުރީގެ ބްލޮކުތަށް ކުޑަޖާގައަކަށް ގެންނެވިދާނޭއެވެ. އެތެރޭގަ ހޭޝްތަށް ކޮންމެގެ ގުދަންކުރާކަށް ނުޖެހޭނެއެވެ.</text:span></text:p>
      <text:p text:style-name="P164"><text:span text:style-name="T165">ބްލޮކުގެ ހެޑަރ ނުލައި ހުންނަނީ 8</text:span><text:span text:style-name="T166">0 ބައިޓް ވަރެވެ.. އަހަރުމެން ކޮންމެ 10 މިނެޓަކަށް ބްލޮކެއް އުފެދޭނަކަމަށް ބަލައިފިނަމަ އަހަރުކަށްވާނީ 80 ބައިޓް *6*24*365=4.2 އެމް.ބީ އެވެ. މިހާރު، 2008ގައި އަދައިގެ ކޮމްޕިއުޓަރެއްގައި 2ޖީބީ ރެމް ހުރެފައި އަދި މޫސް ލޯ ބުނާގޮތުން އަހަރކު 12.ޖީބީ އިތުރުވަމުނ</text:span><text:span text:style-name="T167">ްދާ ނަމަ ބްލޮކް ހެޑަ މެމޮރީގައި ރައްކާކުރަންޖެހުނަސް އެއީމާބޮޑުކަމަކަށް ނުވާނެއެވެ.</text:span></text:p>
      <text:list text:style-name="LFO3" text:continue-numbering="true">
        <text:list-item>
          <text:p text:style-name="P168"><text:span text:style-name="T169">ފައިސާދެއްކިކަން ފަސޭހަކަމާއެކު ޔަގީންކުރުން</text:span></text:p>
        </text:list-item>
      </text:list>
      <text:p text:style-name="P170"><text:span text:style-name="T171">ނެޓްވޯކްގައި ފުލް ނޯޑަކަށް ނުވެވެސް ފައިސާދެއްކިކަން ޔަގީންކުރެވިދާނެއެވެ. ބައިވެރިޔަކު މިކަމަށް ހަމައެކަނި<text:s/></text:span><text:span text:style-name="T172">ބޭނުންވާނީ އެންމެ ބޮޑު ޕްރޫފްއޮފްވޯކެއް ކުރެވުނުކަމަށްބެލެވޭ ޗޭނުގެ، އެންމެ ދިގު ޗޭނުކަމަށް ގަބޫލުކުރެވެންދެން އެހޯދުމަށް ނެޓްވޯކް ނޯޑްތަކުގައި އެދި ހޯދުމަށްފަހު، ބްލޮކްތަކުގެ ހެޑަތަކުގެ ކޮޕީއާއި މުއާމަލާތުގެ ޓައިމްސްޓޭންޕްހިމެނޭ ބްލޮކުގެ މެރަކަލްޓްރީގެ ގޮ</text:span><text:span text:style-name="T173">އްޕެވެ. އޭނާއަށް އެމިއްލައަށް އެމުއާމަލާތެއް ނުބެލޭނެއެވެ، އެހެނަސް އެމުއަމަލާތް ޗޭނާގުޅިފަ ހުރިހިސާބު އެނގުމުން ނެޓްވޯކްގެ އެހެންނޯޑުތަކުން އެމުއާމަލާތް ބަލާގަންފިކަން ޔަގީންކުރުވޭނެއެވެ.</text:span></text:p>
      <text:p text:style-name="P174"/>
      <text:p text:style-name="P175"><text:span text:style-name="T176">ގިނަ ތެދުވެރި ނޯޑްތަކަކަން ނެޓްވޯކް ކޮންޓްރޯލް ކުރާހާ ހިނދަކު މިގޮ</text:span><text:span text:style-name="T177">ތައް ޔަގީންކަން އިތުބާރާއެކު ގާއިމްކުރުވޭނެއެވެ، އެހެނަސް ހަމަލާދޭބަޔަކު ބާރުގަދަވެއްޖެނަމަ ޔަގީންކުރުން ނާޒުކުވާނެއެވެ. <text:s/>ކޮންމެ ނޯޑަކަށްވެސް މުއާމަލާތުގެ ސައްހަކަން އަމިއްލަޔަށް ޔަގީންކުރުވުނަސް <text:s/>، ނެޓްވޯގައި އެހެން އެންމެނަށްވުރެ ބާރުގަދަކޮށް ހިފެހެއްޓޭހ</text:span><text:span text:style-name="T178">ާ ހިނދަކުހަމަލާދޭމީހކަށް މުއާމަލާއް އޮޅުވާލުމުގެ ބާރު، އޮންނެއެވެ. މިކަން ހައްލުކުރުމަށް ބޭނުންކުރެވިދާނެ އެއް ސްޓްރެޖީއަކީ (ހައްލަކީ، އުކުޅަކީ) ނެޓްވޯގެ އެހެން ނޯޑުތަކުން ސައްހަނޫން ބްލޮކެއްފެނުމުން ފޮނުވާ މެސެޖްތަކަށް ހުށިޔާރުވެ، <text:s/>ޔޫސަރ ބޭނުންކުރާ ސޮފްޓް</text:span><text:span text:style-name="T179">ވެއާއިން އެލާޓްވި މުއާމަލާތުގެ މުޅި ބްލޮކްއެއްކޮށް ޑައުންލޯޑްކޮށް ހަމަނުޖެހުމެއް އުޅޭތޯ ޔަގީންކުރުމެވެ. ގިނަގިނައިން އަވަސް އަވަހަށް ފައިސާބަލާގަން ފަރާތްތަކުން ޔަގީންކުރުން އަވަސްކުރުމުގެގޮތުންނާއި މިނިވަންކަމާއި ރައްކާތެރިވުމުގެގޮތުން އަމިއްލަ ނޯޑެއް ހިނ</text:span><text:span text:style-name="T180">ްގުމަށް ބޭނުންވުމަކީ އެކަށީގެންވާކަމެކެވެ.</text:span></text:p>
      <text:list text:style-name="LFO3" text:continue-numbering="true">
        <text:list-item>
          <text:p text:style-name="P181"><text:span text:style-name="T182"><text:s/>އަދަދު ބައިކުރުމާއި އެއްކުރުން</text:span></text:p>
        </text:list-item>
      </text:list>
      <text:p text:style-name="P183"><text:span text:style-name="T184">ކޮ</text:span><text:span text:style-name="T185">ންމެ ފައިސާފޮއްޗެއްވެސް ވަކިވަކިން ހެންޑްލު ކުރުވެމުގެ ފުރުސަތުއޮތްކަމުގައި ވިޔަސް ކޮންމެވަކިލާރިޔަކީވެސް ވަކިވަކި މުއާމަލާތެއް ފޮނުވައިގެންއެކަންކުރުމަކީ އެންމެ ފަސޭހަގޮތެއްނޫނެވ</text:span><text:span text:style-name="T186">ެ.. <text:s/>އެކި އަދަދައެއްކޮށް އަދިވަކިކުރުމަށް މަގުފަހިކުރުމުގެ ގޮތުން ކޮންމެ މުއާމަލާތެއްގައި އެތައް އިންޕުޓަކާއި (ފޮނުވާފަރާތްތަކާއި) އައުޓްޕުޓެއް )ލިބޭފަރާތްތަކެއް( ވެއެވެ. <text:s/>އާއްމުކޮށް ހުންނާނީ ކުރީގެ ބޮޑުމުއާމަލާތަކުން އައި އެއް އިންޕުޓް ނުވަތަ ބައިވަރު ކުދ</text:span><text:span text:style-name="T187">ިކުދި އަދަދުގެ މުއާމަލާތްތަކުންއައި <text:s/>އިންޕުޓްތަކަކެއް އަދި އެންމެ ގިނަވެގެން ދެ އައުޓްޕުޓެވެ، އެއީ ފައިސާދެއްކުމަށް ފޮނުވާ އައުޓްޕުޓާއި ބަކީއެއްވާނަ އެބާކީ ފޮނުވިފަރާތައް އަނބުރާ ފޮނުވާ އައުޓްޕުޓެވެ.<text:s/></text:span></text:p>
      <text:p text:style-name="P188"/>
      <text:p text:style-name="P189"><text:span text:style-name="T190">ފާހަގަކޮށްލަން ޖެހޭއެއްކަމަކީ<text:s/></text:span><text:span text:style-name="T191">އެއްމުއާމަލާތި ބަރޯސާވާ އެތައްމުއާމަލާތެއްވުމާއި އަދި އެތައް މުއާމަލާތްތަކަކަށް ބަރޯސާވާ އެއްމުއާމަލާތެއްވުމަކީ މިތާނގައި މައްސަލެއްނޫނެވެ. މުއާމަލާތެއްގެ ހިސްޓްރީ (ތާރީހް) މުޅިންވަކިވަކީ އޮންނަން ބޭނުންވާ ހާލަތެއް ނާންނާނެއެވެ.</text:span></text:p>
      <text:list text:style-name="LFO3" text:continue-numbering="true">
        <text:list-item>
          <text:p text:style-name="P192"><text:span text:style-name="T193">ޕްރައިވެސީ (ފަރުދީއައުރަ، ފ</text:span><text:span text:style-name="T194">ަރުދުންގެ މައުލޫމާތު ރައްކާކުރުން)</text:span></text:p>
        </text:list-item>
      </text:list>
      <text:p text:style-name="P195"><text:span text:style-name="T196">ޒަމާންވީ ބޭންކު މޮޑެލްތަކުގައި އަމިއްލަފަރުދުންގެ މައުލޫމާތު ރައްކާތެރިކަން ހޯދަނީ ހަމައެކަނި އެމައުލޫމާތާއި ބެހޭފަރާއްތަކާއި އިތުބާރު ހިފޭފަރާތްތަކަގ ފިޔަވާ އެހެން ބަޔަކަށް ނުފެންނަގޮތްހަދައިގެނެވެ. <text:s/>ކޮންމެހެން ކުރަންޖެހ</text:span><text:span text:style-name="T197">ޭކަމަކަށްވާތީ، މުއާއްމަލާތްތައް އެންމެނަށް ފެންނަހެން އިއުލާންކުރުން މިކަމުގައި ނުހިމެނެވެ. އެކަމަކު ފަރުދީ މައުލޫމާތުގެ ރައްކާތެރިކަން <text:s/>ހިފަހަށްޓަނީ އެހެންދިމާލަކަށް އިތުރު މައުލޫމާތެއް ނުދާނެހެންހަދާގެންނެވެ، އެކަންކުރާގޮތަކީ ޕަބްލިކް ކީ އަކީ ކާކުގެ އެއް</text:span><text:span text:style-name="T198">ޗެއްކަން ފޮރުވުވެ (ނޭންގުމެވެ.). ކޮންމެވެސް މީހަކު ކޮންމެވެސް އެހެންމީހަކަށް ވަކި އަދަދެއްހިމެނޭ މުއާމަލާތެއްކުރާކަން އެންމެނަށްވެސް ފެންނާނެވެ، އެކަމަ އެއީ އެއްވެސްމީހެއްގެ މައުލޫމާތު އެމުއާމުއާމަލާތަކީ ގުޅުމެއް ނެތިއެވެ. <text:s/>މިކަން ސްޓޮކް އެކްސްޗޭންޖްތަކުގަ</text:span><text:span text:style-name="T199">އި މައުލޫމާތު ހިއްސާކުރެވޭ މިންވަރާ އެއްގޮތެވެ، އެއީ އޭގައިވެސް ވަކިވިޔަފާރިމުއާމަލާތްތެއްގެ ވަގުތާއި މިންވަރުގެ<text:s/></text:span><text:span text:style-name="T200">“</text:span><text:span text:style-name="T201">ޓޭޕު</text:span><text:span text:style-name="T202">”</text:span><text:span text:style-name="T203"><text:s/>އެންމެނަށް އެނގުނަސް އޭގައިބައިވެރިވީ ކޮންބައެއްކަމެއް ނުބުނެދޭތީއެވެ.</text:span></text:p>
      <text:p text:style-name="P204"><text:span text:style-name="T205">މުއާމަލާތް އޭގެ މިލްކުވެރިކަން ކޮމަން (އެއް) ފަރާތަކާ (ވެރިފަރާތަ</text:span><text:span text:style-name="T206">އިގުޅުވުންމުން) ދުރުކުރުމުގެ އިތުރު ފަޔަރވޯލް )ރައްކާތެރިކަމެއްގެ( ގޮތުން <text:s/>ކޮންމެ މުއާމަލާތަކަށް އާ ކީޕެއަރއެއް (ތަޅުދަނޑި ޖޯޑެއް( ބޭނުންކުރަންވާނެއެވެ. އެއްމުއާމަލާތެއްގައި ބައިވަރު އިންޕުޓް އެކުލެވިގެންވެ އެހުރިހާ އިންޕުޓެގެވެސް ވެރިފަރާތަކީ އެކަކަން އެނ</text:span><text:span text:style-name="T207">ގެން އޮތުމުން އަދިވެސް ނުވެނުދާނެ ބައެއް ގުޅުވުންތައް ހުންނާނެއެވެ. އެމުއާމަލާތުގެ ކީ (ތަޅުދަނޑީގެ) އޯނަރަކީ ކާކުކަން އެނގިއްޖެނަމަ އެއާ ގުޅުވައިގެން އެމީހަކަށް ނިސްބަތްވާ ދެންހުރި އެހެން މުއާމަލާތްތަށް އެނގުމުގެ ރިސްކު އެބައޮތެވެ.<text:s/></text:span></text:p>
      <text:list text:style-name="LFO3" text:continue-numbering="true">
        <text:list-item>
          <text:p text:style-name="P208"><text:span text:style-name="T209">ކަލްކިއުލޭޓްކުރުން )ހިސ</text:span><text:span text:style-name="T210">ާބުޖެހުން)ސ</text:span></text:p>
        </text:list-item>
      </text:list>
      <text:p text:style-name="P211"><text:span text:style-name="T212">އަހަރުމެން އަޅާލަން/ބަލަން/ދިރާސާ ކުރަން ބޭނުން މަންޒަރަކީ/ހާލަތަކީ ހަމަލާދޭމީހަކަ ތެދުވެރި ޗޭނެއްވުރެ އަވަހަށް އެހެންޗޭނެއް އުފައްދަމަން މަސައްކަތްކުރާ ހާލަތެވެ. އެހެން އެކަން ކާމިޔާބުކުރެވުނު ކަމުގައިވިޔަސް، މުޅިނިޒާމް ގޮއްނޭގޭ ބަދަލުތަކެއްގެ</text:span><text:span text:style-name="T213"><text:s/>ތެރެއަށް އެއައްލަނުލައެވެ/ހުށައެއްނޭޅެއެވެ. އެއީ ހަމަލާދޭމީހަކަށްވެސް ހަމަ ނެތުމުގެތެރެއިން އަދަދުޖަހާގެން ފައިސާ ނެހެދުމުގެ އިތުރުން އޭނާއަށް ނިސްބަތްނުވާ <text:s/>ފައިސާއެއް ނުނެގޭނެތީއެވެ. ނޯޑުތަކުން ސައްހަނޫން މުއާމަލާތެއް ގަބޫލެއްނުކުރާނެއެވެ، އަދި ތެދުވެރި<text:s/></text:span><text:span text:style-name="T214">ނޯޑެއް ސައްހަނޫން މުއާމަލާތެއް ހިމެނޭ ބްލޮކެއްވެސް ގަބޫލުނުކުރާނެވެ. ހަމާދޭ މީހަކަށް ހަމަ އެކަނި ކުރެވޭނެކަމަކީ އޭނާގެ އަމިއްލަ މުއާމަލާތްތައް ބަދަލުކޮށް އޭނާ ކޮށްފައިވާ ޙަރަދު އަނބުރާނެގުމެވެ.<text:s/></text:span></text:p>
      <text:p text:style-name="P215"><text:span text:style-name="T216">ހަމަލާދޭމީހާގެ ޗޭނާއި ތެދުވެރި ނޯޑްތަކަކުގެ ޗޭނުގެ ރޭހަކީ ބައ</text:span><text:span text:style-name="T217">ިނޯމިއަލް ރެންޑަމް ވޯކެއްކަމަށް ބެލެވިދާނެއެވެ. ކާމިޔާބުގެ ހަރަކާތަކީ ތެދުވެރި ނޯޑުގެ ޗޭނަށް އެއްބްލޮކު އިތުރުކޮށް ދިގުކުރުމުން +1 <text:s/>ގެ ކުރީހޯދުމުވެ. އަދި ފޭލިވުމުގެ ހަރަކާތަކީ ހަމަލާދޭމީހާގެ ޗޭނަށް އެއްބްލޮކު އިތުރުކޮށް ދިގުކުރުމުން -1 ދުރުމިނުގެ ހުސްކަޖާގ</text:span><text:span text:style-name="T218">ައެއްއައުމެވެ.</text:span></text:p>
      <text:p text:style-name="P219"><text:span text:style-name="T220">ހަމަލާދޭމީހާ، ކަނޑައެޅިފައިވާ ދަރަންޏަކުން އަރާހަމަކުރުމުގެ އޮންނަ ފުރުސަތު (ޕްރޮބަބިލިޓީ) ވައްތަރީ ގެންބްލާސް ރުއިން މައްސަލަ (ޖުވާކުޅޭމީހާގެ ހަލާކުގެ މައްސަލަ)އާއެވެ. ޖުވާކުޅޭމީހަކު ހުސްނުކޮށް ފައިސާހުރެ <text:s/>)ކުރެޑިޓްހުރެ( ދަރަނީގައި އޮވެ ފަށ</text:span><text:span text:style-name="T221">ާ އަދި )އިންފިނިޓިވް/ނިމުމެއްނެތް( ކޮޅުނެތްކޮޅަށް ފަހަރު ކުޅެ ދަރަނި ފިލުވަން މަސަކަތް ކުރަމުން ދާ ކަމަށް ބަލަމާ ހިނގާށެވެ. އެގޮތުން ހަމަލާދޭމީހާ ދަރަނިން އެރުމަށް ނުވަތަ ތެދުވެރި ޗޭނާ އަރާހަމަކުރުމުގެ އޮތް ފުރުސަތު (ޕްރޮބަބިލިޓީ) ތިރީގައިވާގޮތަށް އަހަރުމެ</text:span><text:span text:style-name="T222">ންނަށް ހިސާބުކުރެވިދާނެއެވެ.</text:span></text:p>
      <text:p text:style-name="P223"><text:span text:style-name="T224"><text:s text:c="2"/></text:span><text:span text:style-name="T225">ތެދުވެރި ނޯޑަކަށް ދެންއަންނަ ބްލޮކް ހޯދުމުގެ ޕްރޮބަބިލިޓީ )ފުރުސަތު( އޮތް މިންވަރު</text:span><text:span text:style-name="T226"><text:s text:c="2"/>=<text:s/></text:span><text:span text:style-name="T227">p</text:span></text:p>
      <text:p text:style-name="P228"/>
      <text:p text:style-name="P229"><text:span text:style-name="T230"><text:s/></text:span><text:span text:style-name="T231">ހަމަލާދޭމީހާ ނޯޑަކަށް ދެންއަންނަ ބްލޮކް ހޯދުމުގެ ޕްރޮބަބިލިޓީ )ފުރުސަތު( އޮތް މިންވަރު</text:span><text:span text:style-name="T232"><text:s text:c="2"/>=<text:s/></text:span><text:span text:style-name="T233">q</text:span></text:p>
      <text:p text:style-name="P234"><text:span text:style-name="T235"><text:s text:c="2"/></text:span></text:p>
      <text:p text:style-name="P236"/>
      <text:p text:style-name="P237"><text:span text:style-name="T238"><draw:g draw:name="Group 113" draw:id="id20" draw:style-name="a20" text:anchor-type="as-char"><svg:title/><svg:desc/><draw:frame draw:id="id0" draw:style-name="a0" draw:name="Text Box 114" svg:x="0in" svg:y="0.1693in" svg:width="0.078in" svg:height="0.1768in" style:rel-width="scale" style:rel-height="scale"><draw:text-box><text:p text:style-name="Normal"><text:span text:style-name="T239">q</text:span></text:p></draw:text-box><svg:title/><svg:desc/></draw:frame><draw:frame draw:id="id1" draw:style-name="a1" draw:name="Text Box 115" svg:x="0.0945in" svg:y="0.2563in" svg:width="0.037in" svg:height="0.1071in" style:rel-width="scale" style:rel-height="scale"><draw:text-box><text:p text:style-name="Normal"><text:span text:style-name="T240">z</text:span></text:p></draw:text-box><svg:title/><svg:desc/></draw:frame><draw:frame draw:id="id2" draw:style-name="a2" draw:name="Text Box 116" svg:x="0.13615in" svg:y="0.18376in" svg:width="0.07639in" svg:height="0.18681in" style:rel-width="scale" style:rel-height="scale"><draw:text-box><text:p text:style-name="Normal"><text:span text:style-name="T241">=</text:span></text:p></draw:text-box><svg:title/><svg:desc/></draw:frame><draw:frame draw:id="id3" draw:style-name="a3" draw:name="Text Box 117" svg:x="0.24991in" svg:y="0in" svg:width="0.12917in" svg:height="0.5in" style:rel-width="scale" style:rel-height="scale"><draw:text-box><text:p text:style-name="Normal"><text:span text:style-name="T242">{</text:span></text:p></draw:text-box><svg:title/><svg:desc/></draw:frame><draw:frame draw:id="id4" draw:style-name="a4" draw:name="Text Box 118" svg:x="0.5134in" svg:y="0.1209in" svg:width="0.078in" svg:height="0.1768in" style:rel-width="scale" style:rel-height="scale"><draw:text-box><text:p text:style-name="Normal"><text:span text:style-name="T243">1</text:span></text:p></draw:text-box><svg:title/><svg:desc/></draw:frame><draw:frame draw:id="id5" draw:style-name="a5" draw:name="Text Box 119" svg:x="0.88781in" svg:y="0.10622in" svg:width="0.11458in" svg:height="0.17569in" style:rel-width="scale" style:rel-height="scale"><draw:text-box><text:p text:style-name="Normal"><text:span text:style-name="T244">if</text:span></text:p></draw:text-box><svg:title/><svg:desc/></draw:frame><draw:frame draw:id="id6" draw:style-name="a6" draw:name="Text Box 120" svg:x="1.0453in" svg:y="0.1063in" svg:width="0.078in" svg:height="0.1768in" style:rel-width="scale" style:rel-height="scale"><draw:text-box><text:p text:style-name="Normal"><text:span text:style-name="T245">p</text:span></text:p></draw:text-box><svg:title/><svg:desc/></draw:frame><draw:frame draw:id="id7" draw:style-name="a7" draw:name="Text Box 121" svg:x="1.12788in" svg:y="0.08893in" svg:width="0.07639in" svg:height="0.18681in" style:rel-width="scale" style:rel-height="scale"><draw:text-box><text:p text:style-name="Normal"><text:span text:style-name="T246">≤</text:span></text:p></draw:text-box><svg:title/><svg:desc/></draw:frame><draw:frame draw:id="id8" draw:style-name="a8" draw:name="Text Box 122" svg:x="1.2634in" svg:y="0.1063in" svg:width="0.078in" svg:height="0.1768in" style:rel-width="scale" style:rel-height="scale"><draw:text-box><text:p text:style-name="Normal"><text:span text:style-name="T247">q</text:span></text:p></draw:text-box><svg:title/><svg:desc/></draw:frame><draw:frame draw:id="id9" draw:style-name="a9" draw:name="Text Box 123" svg:x="0.34637in" svg:y="0.29697in" svg:width="0.07778in" svg:height="0.18681in" style:rel-width="scale" style:rel-height="scale"><draw:text-box><text:p text:style-name="Normal"><text:span text:style-name="T248"></text:span></text:p></draw:text-box><svg:title/><svg:desc/></draw:frame><draw:frame draw:id="id10" draw:style-name="a10" draw:name="Text Box 124" svg:x="0.3992in" svg:y="0.3098in" svg:width="0.078in" svg:height="0.1768in" style:rel-width="scale" style:rel-height="scale"><draw:text-box><text:p text:style-name="Normal"><text:span text:style-name="T249">q</text:span></text:p></draw:text-box><svg:title/><svg:desc/></draw:frame><draw:frame draw:id="id11" draw:style-name="a11" draw:name="Text Box 125" svg:x="0.49232in" svg:y="0.29697in" svg:width="0.05903in" svg:height="0.18681in" style:rel-width="scale" style:rel-height="scale"><draw:text-box><text:p text:style-name="Normal"><text:span text:style-name="T250">/</text:span></text:p></draw:text-box><svg:title/><svg:desc/></draw:frame><draw:frame draw:id="id12" draw:style-name="a12" draw:name="Text Box 126" svg:x="0.5756in" svg:y="0.3098in" svg:width="0.078in" svg:height="0.1768in" style:rel-width="scale" style:rel-height="scale"><draw:text-box><text:p text:style-name="Normal"><text:span text:style-name="T251">p</text:span></text:p></draw:text-box><svg:title/><svg:desc/></draw:frame><draw:frame draw:id="id13" draw:style-name="a13" draw:name="Text Box 127" svg:x="0.65995in" svg:y="0.29697in" svg:width="0.07778in" svg:height="0.18681in" style:rel-width="scale" style:rel-height="scale"><draw:text-box><text:p text:style-name="Normal"><text:span text:style-name="T252"></text:span></text:p></draw:text-box><svg:title/><svg:desc/></draw:frame><draw:frame draw:id="id14" draw:style-name="a14" draw:name="Text Box 128" svg:x="0.7118in" svg:y="0.2728in" svg:width="0.037in" svg:height="0.1071in" style:rel-width="scale" style:rel-height="scale"><draw:text-box><text:p text:style-name="Normal"><text:span text:style-name="T253">z</text:span></text:p></draw:text-box><svg:title/><svg:desc/></draw:frame><draw:frame draw:id="id15" draw:style-name="a15" draw:name="Text Box 129" svg:x="0.88781in" svg:y="0.31436in" svg:width="0.11458in" svg:height="0.17569in" style:rel-width="scale" style:rel-height="scale"><draw:text-box><text:p text:style-name="Normal"><text:span text:style-name="T254">if</text:span></text:p></draw:text-box><svg:title/><svg:desc/></draw:frame><draw:frame draw:id="id16" draw:style-name="a16" draw:name="Text Box 130" svg:x="1.0453in" svg:y="0.3146in" svg:width="0.078in" svg:height="0.1768in" style:rel-width="scale" style:rel-height="scale"><draw:text-box><text:p text:style-name="Normal"><text:span text:style-name="T255">p</text:span></text:p></draw:text-box><svg:title/><svg:desc/></draw:frame><draw:frame draw:id="id17" draw:style-name="a17" draw:name="Text Box 131" svg:x="1.12788in" svg:y="0.29697in" svg:width="0.07778in" svg:height="0.18681in" style:rel-width="scale" style:rel-height="scale"><draw:text-box><text:p text:style-name="Normal"><text:span text:style-name="T256"></text:span></text:p></draw:text-box><svg:title/><svg:desc/></draw:frame><draw:frame draw:id="id18" draw:style-name="a18" draw:name="Text Box 132" svg:x="1.2634in" svg:y="0.3146in" svg:width="0.078in" svg:height="0.1768in" style:rel-width="scale" style:rel-height="scale"><draw:text-box><text:p text:style-name="Normal"><text:span text:style-name="T257">q</text:span></text:p></draw:text-box><svg:title/><svg:desc/></draw:frame><draw:frame draw:id="id19" draw:style-name="a19" draw:name="Text Box 133" svg:x="1.32151in" svg:y="0in" svg:width="0.12917in" svg:height="0.5in" style:rel-width="scale" style:rel-height="scale"><draw:text-box><text:p text:style-name="Normal"><text:span text:style-name="T258">}</text:span></text:p></draw:text-box><svg:title/><svg:desc/></draw:frame></draw:g></text:span></text:p>
      <text:p text:style-name="P259"/>
      <text:p text:style-name="P260"/>
      <text:p text:style-name="P261"><text:span text:style-name="T262">އަހަރުމަނެބަލަމާ (އެސިއުމްކުރަމާ) ކަނޑައަޅަމާހި <text:s text:c="2"/></text:span><text:span text:style-name="T263">p&gt;q</text:span><text:span text:style-name="T264"><text:s text:c="2"/>ހަމާދޭ މީހާ ހޯދަންޖެހޭ ބްލޮކުގެ އިރުވާވަރަރކަށް <text:s/>ވެ ޕްރޮބަބިލިޓީ ފުރުސަތު އެކްޕޯނެންޝަލްގުނައަކަށް ވެއްޓިގެންދާނެއެވެ. އޭނާއަށް ނަސީބަކުން<text:s/></text:span><text:span text:style-name="T265">ކުރިއަށް ނޭރިއްޖިއްޔާ އިތުރަށް ފަހަތައްވެއްޓޭވަރަކަށް އެނާއަށް ކާމިޔާބު ވުމުގެ ފުރުސަތު މިޔަރޮށްޖަކަށް ހަނިވެގެންދެއެވެ</text:span></text:p>
      <text:p text:style-name="P266"><text:span text:style-name="T267">މިފަހަރު އަހަރުމެން މިބަލަނީ މުއާމަލާތް ފޮނުވިފަރާތުން އެ ބަދަލުނުކުރެވޭނެކަމުގެ ޔަގީންކަން ލިބެންދެން ލިބޭފަރާތުން މަޑުކުރަންޖެހޭނީ ކިހ</text:span><text:span text:style-name="T268">ާ ވަގުތެއްތޯއެވެ.</text:span><text:span text:style-name="T269"><text:s/></text:span><text:span text:style-name="T270">އަހރުމެން މިބަލަނީ ހަމަލާދެނީ ފޮނުވާމީހާކަމަށް އަދި އޭނާ ބޭނުންވާނީ ފައިސާލިބޭމީހާ ކޮންމެވެސް އިރުގަނޑެއްވަންދެން އެއީ އޭނާ ފައިސާލީބޭމީހަށް <text:s/>ފޮނުވިއެޗެއްކަމަށްދަށްކައި ، ދެންއިރުގަނޑެއްފަހުން އަމިއްލަމީހަށް އަލުން އެއަނބުރާއެ ފައިސާ ފޮނު</text:span><text:span text:style-name="T271">ވާން އުޅޭހާލަތެވެ. <text:s/>އެހެން އެކަންވާއިރަށް ފައިސާލިބޭމީހާއަށް އެކަން ހިނގިކަން ރޭކާލާނެވެ. <text:s/>އަދި ފޮނުވިމީހާ އުއްމީދުކުރާނީ ރެކާލާއިރު އޮންނީ މާ ފަސްވެފަކަމަށެވެ.<text:s/></text:span></text:p>
      <text:p text:style-name="P272"><text:span text:style-name="T273">އާތަޅުދަނޑި ޖޯޑެއް ހަދައި އޭގެ ޕަބްލިކް ކީ ލިބޭމީހާ ފޮނުވާމީހާއަށް ސޮއިކުރުމުގެ ކުޑައިރުކޮޅެއް</text:span><text:span text:style-name="T274">ކުރިން ފޮނުވައެވެ. <text:s/>މިހެން ހެދުމުން ފޮނުވާމީހާ ވަގުތުގެ މާކުރިން ހުއްޓުމެއްނެތި ބްލޮކެއް ތައްޔާރުކުމުގެ މަސައްކަތްކުރުމުން ނަސީބު ރަނގަޅިއްޔާ އެތައްގުނައްކުރިއެރައި ދެން މުއާމަލާތް ކުރާވަގުތު އެފޮނުވުމަށް އޮންނަ <text:s/>ފޮރުސަތު ހަނިކުރެވެއެވެ.މުއާމަލާތް ފޮނުވުމާ</text:span><text:span text:style-name="T275">އެކު، މަކަރުވެރި ފޮނުވާމީހާ ސިއްރިއްޔާތުގައި އެނާގެ މުއާމަލާތު އޮޅުވާލައި އެހިމަނައިގެ އެހެން ޗޭނެއް އުފެއްދުމުގެ މަސައްކަތް ފަށައެވެ.<text:s/></text:span></text:p>
      <text:p text:style-name="P276">ބްލޮކަކަށް<text:s/>މުއާމަލާތް ލައި އަދި ޒ ބްލޮކް އޭގެ ފަހަތަށް ގުޅެންދެން ލިބޭމީހާ މަޑުކުރެވެއެވެ. އޭނާއަކަށް ހަމަލާދޭމީހާ ހޯދި ކާމިޔާބީގެ މިންވަރު އެނގޭކަށްނޯވެއެވެ. <text:s/>އެހެނަސް ތެދުވެރި ނޯޑަކަށް ހޭދަ އެވަރެޖް ވަގުތު އެނާއަށްވެސް ހޭދަވާނެކަމަށް ބަލައި ހަމަލާދޭމީހާގެ މުސްގުބަލުގައި ކާމިޔާބުކުރާނެކަމުގެ މިންވަރެއްގެ ގޮތުގައި ޕުއާސަން ޑިސްޓިރިބުޝަންގެ<text:s/>އެކްޕެކްޓެޑް ވެލިއުއަކަށްވާނީ:</text:p>
      <text:p text:style-name="P277"/>
      <text:p text:style-name="P278"/>
      <text:p text:style-name="P279"/>
      <text:p text:style-name="P280"><text:span text:style-name="T281"><draw:g draw:name="Group 134" draw:id="id26" draw:style-name="a26" text:anchor-type="as-char"><svg:title/><svg:desc/><draw:frame draw:id="id21" draw:style-name="a21" draw:name="Text Box 135" svg:x="0in" svg:y="0.09712in" svg:width="0.15417in" svg:height="0.18681in" style:rel-width="scale" style:rel-height="scale"><draw:text-box><text:p text:style-name="Normal"><text:span text:style-name="T282">=</text:span></text:p></draw:text-box><svg:title/><svg:desc/></draw:frame><draw:frame draw:id="id22" draw:style-name="a22" draw:name="Text Box 136" svg:x="0.2181in" svg:y="0.1102in" svg:width="0.0614in" svg:height="0.1768in" style:rel-width="scale" style:rel-height="scale"><draw:text-box><text:p text:style-name="Normal"><text:span text:style-name="T283">z</text:span></text:p></draw:text-box><svg:title/><svg:desc/></draw:frame><draw:custom-shape svg:x="0.31242in" svg:y="0.19633in" svg:width="0.07889in" svg:height="0.00667in" draw:id="id23" draw:style-name="a23" draw:name="Freeform 137"><svg:title/><svg:desc/><text:p text:style-name="Normal"/><draw:enhanced-geometry draw:type="non-primitive" svg:viewBox="0 0 303 18" draw:enhanced-path="M ?f0 ?f2 L ?f1 ?f2 ?f1 ?f0 ?f0 ?f0 Z N" draw:text-areas="?f7 ?f9 ?f8 ?f10"><draw:equation draw:name="f0" draw:formula="0"/><draw:equation draw:name="f1" draw:formula="303"/><draw:equation draw:name="f2" draw:formula="18"/><draw:equation draw:name="f3" draw:formula="?f2 - ?f0"/><draw:equation draw:name="f4" draw:formula="?f1 - ?f0"/><draw:equation draw:name="f5" draw:formula="?f4 / 303"/><draw:equation draw:name="f6" draw:formula="?f3 / 18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24" draw:style-name="a24" draw:name="Text Box 138" svg:x="0.3335in" svg:y="0in" svg:width="0.078in" svg:height="0.1768in" style:rel-width="scale" style:rel-height="scale"><draw:text-box><text:p text:style-name="Normal"><text:span text:style-name="T284">q</text:span></text:p></draw:text-box><svg:title/><svg:desc/></draw:frame><draw:frame draw:id="id25" draw:style-name="a25" draw:name="Text Box 139" svg:x="0.3445in" svg:y="0.1874in" svg:width="0.078in" svg:height="0.1768in" style:rel-width="scale" style:rel-height="scale"><draw:text-box><text:p text:style-name="Normal"><text:span text:style-name="T285">p</text:span></text:p></draw:text-box><svg:title/><svg:desc/></draw:frame></draw:g></text:span></text:p>
      <text:p text:style-name="P286"/>
      <text:p text:style-name="P287">ހަމަލާދޭމީޙަކަށް އަދިވެސް އަތުލެވިދާނެކަމުގެ ފުރުސަތު<text:s/>)ޕްރޮބަބިލިޓީ(<text:s/>އޮތް މިންވަރު<text:s/>ބެލުމަށް، އަހަރުމެން އެނާ ކާމިޔާބު ހޯދަނެކަމުގެ ކޮންމެ މިންވަރެއްގެ ޕުއާސަން ޑެންސިޓީ އަދަދާއި އެހިނދަށް އޭނާއަށް އަދުލެވިދާނެ ކަމުގެ ފުރުސަތު އޮތްމިންވަރާ ގުނަކޮށްގެންނެވެ.:</text:p>
      <text:p text:style-name="P288"><text:span text:style-name="T289"><draw:g draw:name="Group 140" draw:id="id59" draw:style-name="a59" text:anchor-type="as-char"><svg:title/><svg:desc/><draw:frame draw:id="id27" draw:style-name="a27" draw:name="Text Box 141" svg:x="0in" svg:y="0.14079in" svg:width="0.12083in" svg:height="0.27153in" style:rel-width="scale" style:rel-height="scale"><draw:text-box><text:p text:style-name="Normal"><text:span text:style-name="T290">∑</text:span></text:p></draw:text-box><svg:title/><svg:desc/></draw:frame><draw:frame draw:id="id28" draw:style-name="a28" draw:name="Text Box 142" svg:x="0in" svg:y="0.3874in" svg:width="0.0425in" svg:height="0.1071in" style:rel-width="scale" style:rel-height="scale"><draw:text-box><text:p text:style-name="Normal"><text:span text:style-name="T291">k</text:span></text:p></draw:text-box><svg:title/><svg:desc/></draw:frame><draw:frame draw:id="id29" draw:style-name="a29" draw:name="Text Box 143" svg:x="0.05159in" svg:y="0.38041in" svg:width="0.04514in" svg:height="0.11042in" style:rel-width="scale" style:rel-height="scale"><draw:text-box><text:p text:style-name="Normal"><text:span text:style-name="T292">=</text:span></text:p></draw:text-box><svg:title/><svg:desc/></draw:frame><draw:frame draw:id="id30" draw:style-name="a30" draw:name="Text Box 144" svg:x="0.1252in" svg:y="0.3874in" svg:width="0.0476in" svg:height="0.1071in" style:rel-width="scale" style:rel-height="scale"><draw:text-box><text:p text:style-name="Normal"><text:span text:style-name="T293">0</text:span></text:p></draw:text-box><svg:title/><svg:desc/></draw:frame><draw:frame draw:id="id31" draw:style-name="a31" draw:name="Text Box 145" svg:x="0.05159in" svg:y="0.09712in" svg:width="0.07708in" svg:height="0.11042in" style:rel-width="scale" style:rel-height="scale"><draw:text-box><text:p text:style-name="Normal"><text:span text:style-name="T294">∞</text:span></text:p></draw:text-box><svg:title/><svg:desc/></draw:frame><draw:frame draw:id="id32" draw:style-name="a32" draw:name="Text Box 146" svg:x="0.21807in" svg:y="0.10702in" svg:width="0.07778in" svg:height="0.18681in" style:rel-width="scale" style:rel-height="scale"><draw:text-box><text:p text:style-name="Normal"><text:span text:style-name="T295"></text:span></text:p></draw:text-box><svg:title/><svg:desc/></draw:frame><draw:frame draw:id="id33" draw:style-name="a33" draw:name="Text Box 147" svg:x="0.3126in" svg:y="0.0925in" svg:width="0.0425in" svg:height="0.1071in" style:rel-width="scale" style:rel-height="scale"><draw:text-box><text:p text:style-name="Normal"><text:span text:style-name="T296">k</text:span></text:p></draw:text-box><svg:title/><svg:desc/></draw:frame><draw:frame draw:id="id34" draw:style-name="a34" draw:name="Text Box 148" svg:x="0.3752in" svg:y="0.1209in" svg:width="0.0697in" svg:height="0.1768in" style:rel-width="scale" style:rel-height="scale"><draw:text-box><text:p text:style-name="Normal"><text:span text:style-name="T297">e</text:span></text:p></draw:text-box><svg:title/><svg:desc/></draw:frame><draw:custom-shape svg:x="0.21847in" svg:y="0.29507in" svg:width="0.07889in" svg:height="0.00667in" draw:id="id35" draw:style-name="a35" draw:name="Freeform 149"><svg:title/><svg:desc/><text:p text:style-name="Normal"/><draw:enhanced-geometry draw:type="non-primitive" svg:viewBox="0 0 924 18" draw:enhanced-path="M ?f0 ?f2 L ?f1 ?f2 ?f1 ?f0 ?f0 ?f0 Z N" draw:text-areas="?f7 ?f9 ?f8 ?f10"><draw:equation draw:name="f0" draw:formula="0"/><draw:equation draw:name="f1" draw:formula="924"/><draw:equation draw:name="f2" draw:formula="18"/><draw:equation draw:name="f3" draw:formula="?f2 - ?f0"/><draw:equation draw:name="f4" draw:formula="?f1 - ?f0"/><draw:equation draw:name="f5" draw:formula="?f4 / 924"/><draw:equation draw:name="f6" draw:formula="?f3 / 18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36" draw:style-name="a36" draw:name="Text Box 150" svg:x="0.44834in" svg:y="0.08653in" svg:width="0.09097in" svg:height="0.11042in" style:rel-width="scale" style:rel-height="scale"><draw:text-box><text:p text:style-name="Normal"><text:span text:style-name="T298">−</text:span></text:p></draw:text-box><svg:title/><svg:desc/></draw:frame><draw:frame draw:id="id37" draw:style-name="a37" draw:name="Text Box 151" svg:x="0.33297in" svg:y="0.3071in" svg:width="0.075in" svg:height="0.17569in" style:rel-width="scale" style:rel-height="scale"><draw:text-box><text:p text:style-name="Normal"><text:span text:style-name="T299">k</text:span></text:p></draw:text-box><svg:title/><svg:desc/></draw:frame><draw:frame draw:id="id38" draw:style-name="a38" draw:name="Text Box 152" svg:x="0.4165in" svg:y="0.2929in" svg:width="0.0469in" svg:height="0.1894in" style:rel-width="scale" style:rel-height="scale"><draw:text-box><text:p text:style-name="Normal"><text:span text:style-name="T300">!</text:span></text:p></draw:text-box><svg:title/><svg:desc/></draw:frame><draw:frame draw:id="id39" draw:style-name="a39" draw:name="Text Box 153" svg:x="0.57192in" svg:y="0.18885in" svg:width="0.04375in" svg:height="0.17917in" style:rel-width="scale" style:rel-height="scale"><draw:text-box><text:p text:style-name="Normal"><text:span text:style-name="T301">⋅</text:span></text:p></draw:text-box><svg:title/><svg:desc/></draw:frame><draw:frame draw:id="id40" draw:style-name="a40" draw:name="Text Box 154" svg:x="0.63611in" svg:y="0in" svg:width="0.12917in" svg:height="0.5in" style:rel-width="scale" style:rel-height="scale"><draw:text-box><text:p text:style-name="Normal"><text:span text:style-name="T302">{</text:span></text:p></draw:text-box><svg:title/><svg:desc/></draw:frame><draw:frame draw:id="id41" draw:style-name="a41" draw:name="Text Box 155" svg:x="0.7219in" svg:y="0.1235in" svg:width="0.07778in" svg:height="0.18681in" style:rel-width="scale" style:rel-height="scale"><draw:text-box><text:p text:style-name="Normal"><text:span text:style-name="T303"></text:span></text:p></draw:text-box><svg:title/><svg:desc/></draw:frame><draw:frame draw:id="id42" draw:style-name="a42" draw:name="Text Box 156" svg:x="0.7717in" svg:y="0.1362in" svg:width="0.078in" svg:height="0.1768in" style:rel-width="scale" style:rel-height="scale"><draw:text-box><text:p text:style-name="Normal"><text:span text:style-name="T304">q</text:span></text:p></draw:text-box><svg:title/><svg:desc/></draw:frame><draw:frame draw:id="id43" draw:style-name="a43" draw:name="Text Box 157" svg:x="0.86798in" svg:y="0.1235in" svg:width="0.05903in" svg:height="0.18681in" style:rel-width="scale" style:rel-height="scale"><draw:text-box><text:p text:style-name="Normal"><text:span text:style-name="T305">/</text:span></text:p></draw:text-box><svg:title/><svg:desc/></draw:frame><draw:frame draw:id="id44" draw:style-name="a44" draw:name="Text Box 158" svg:x="0.9492in" svg:y="0.1362in" svg:width="0.078in" svg:height="0.1768in" style:rel-width="scale" style:rel-height="scale"><draw:text-box><text:p text:style-name="Normal"><text:span text:style-name="T306">p</text:span></text:p></draw:text-box><svg:title/><svg:desc/></draw:frame><draw:frame draw:id="id45" draw:style-name="a45" draw:name="Text Box 159" svg:x="1.03336in" svg:y="0.1235in" svg:width="0.07778in" svg:height="0.18681in" style:rel-width="scale" style:rel-height="scale"><draw:text-box><text:p text:style-name="Normal"><text:span text:style-name="T307"></text:span></text:p></draw:text-box><svg:title/><svg:desc/></draw:frame><draw:frame draw:id="id46" draw:style-name="a46" draw:name="Text Box 160" svg:x="1.07505in" svg:y="0.09832in" svg:width="0.04583in" svg:height="0.11042in" style:rel-width="scale" style:rel-height="scale"><draw:text-box><text:p text:style-name="Normal"><text:span text:style-name="T308"></text:span></text:p></draw:text-box><svg:title/><svg:desc/></draw:frame><draw:frame draw:id="id47" draw:style-name="a47" draw:name="Text Box 161" svg:x="1.1181in" svg:y="0.1043in" svg:width="0.037in" svg:height="0.1071in" style:rel-width="scale" style:rel-height="scale"><draw:text-box><text:p text:style-name="Normal"><text:span text:style-name="T309">z</text:span></text:p></draw:text-box><svg:title/><svg:desc/></draw:frame><draw:frame draw:id="id48" draw:style-name="a48" draw:name="Text Box 162" svg:x="1.15964in" svg:y="0.09832in" svg:width="0.04514in" svg:height="0.11042in" style:rel-width="scale" style:rel-height="scale"><draw:text-box><text:p text:style-name="Normal"><text:span text:style-name="T310">−</text:span></text:p></draw:text-box><svg:title/><svg:desc/></draw:frame><draw:frame draw:id="id49" draw:style-name="a49" draw:name="Text Box 163" svg:x="1.2417in" svg:y="0.1043in" svg:width="0.0425in" svg:height="0.1071in" style:rel-width="scale" style:rel-height="scale"><draw:text-box><text:p text:style-name="Normal"><text:span text:style-name="T311">k</text:span></text:p></draw:text-box><svg:title/><svg:desc/></draw:frame><draw:frame draw:id="id50" draw:style-name="a50" draw:name="Text Box 164" svg:x="1.29432in" svg:y="0.09832in" svg:width="0.04583in" svg:height="0.11042in" style:rel-width="scale" style:rel-height="scale"><draw:text-box><text:p text:style-name="Normal"><text:span text:style-name="T312"></text:span></text:p></draw:text-box><svg:title/><svg:desc/></draw:frame><draw:frame draw:id="id51" draw:style-name="a51" draw:name="Text Box 165" svg:x="1.45894in" svg:y="0.10902in" svg:width="0.19792in" svg:height="0.17569in" style:rel-width="scale" style:rel-height="scale"><draw:text-box><text:p text:style-name="Normal"><text:span text:style-name="T313">if k</text:span></text:p></draw:text-box><svg:title/><svg:desc/></draw:frame><draw:frame draw:id="id52" draw:style-name="a52" draw:name="Text Box 166" svg:x="1.68047in" svg:y="0.09523in" svg:width="0.07639in" svg:height="0.18681in" style:rel-width="scale" style:rel-height="scale"><draw:text-box><text:p text:style-name="Normal"><text:span text:style-name="T314">≤</text:span></text:p></draw:text-box><svg:title/><svg:desc/></draw:frame><draw:frame draw:id="id53" draw:style-name="a53" draw:name="Text Box 167" svg:x="1.8252in" svg:y="0.1091in" svg:width="0.0614in" svg:height="0.1768in" style:rel-width="scale" style:rel-height="scale"><draw:text-box><text:p text:style-name="Normal"><text:span text:style-name="T315">z</text:span></text:p></draw:text-box><svg:title/><svg:desc/></draw:frame><draw:frame draw:id="id54" draw:style-name="a54" draw:name="Text Box 168" svg:x="0.9819in" svg:y="0.3126in" svg:width="0.078in" svg:height="0.1768in" style:rel-width="scale" style:rel-height="scale"><draw:text-box><text:p text:style-name="Normal"><text:span text:style-name="T316">1</text:span></text:p></draw:text-box><svg:title/><svg:desc/></draw:frame><draw:frame draw:id="id55" draw:style-name="a55" draw:name="Text Box 169" svg:x="1.45894in" svg:y="0.29507in" svg:width="0.19792in" svg:height="0.17569in" style:rel-width="scale" style:rel-height="scale"><draw:text-box><text:p text:style-name="Normal"><text:span text:style-name="T317">if k</text:span></text:p></draw:text-box><svg:title/><svg:desc/></draw:frame><draw:frame draw:id="id56" draw:style-name="a56" draw:name="Text Box 170" svg:x="1.68047in" svg:y="0.28088in" svg:width="0.07778in" svg:height="0.18681in" style:rel-width="scale" style:rel-height="scale"><draw:text-box><text:p text:style-name="Normal"><text:span text:style-name="T318"></text:span></text:p></draw:text-box><svg:title/><svg:desc/></draw:frame><draw:frame draw:id="id57" draw:style-name="a57" draw:name="Text Box 171" svg:x="1.8252in" svg:y="0.2953in" svg:width="0.0614in" svg:height="0.1768in" style:rel-width="scale" style:rel-height="scale"><draw:text-box><text:p text:style-name="Normal"><text:span text:style-name="T319">z</text:span></text:p></draw:text-box><svg:title/><svg:desc/></draw:frame><draw:frame draw:id="id58" draw:style-name="a58" draw:name="Text Box 172" svg:x="1.87494in" svg:y="0in" svg:width="0.12917in" svg:height="0.5in" style:rel-width="scale" style:rel-height="scale"><draw:text-box><text:p text:style-name="Normal"><text:span text:style-name="T320">}</text:span></text:p></draw:text-box><svg:title/><svg:desc/></draw:frame></draw:g></text:span></text:p>
      <text:p text:style-name="P321"/>
      <text:p text:style-name="P322"><text:span text:style-name="T323">ޑިސްޓިރިބިއުޝަންގެ ނިމުމެއްނެތް</text:span><text:span text:style-name="T324"><text:s/>ނިގޫ އެއްކުރުމުން ސަލާމަތްވުމަށްޓަކައި ތަރުތީބު ބަދަލުކޮށްލުމުން</text:span><text:span text:style-name="T325">…</text:span></text:p>
      <text:p text:style-name="P326"/>
      <text:p text:style-name="P327"><text:span text:style-name="T328"><draw:g draw:name="Group 173" draw:id="id87" draw:style-name="a87" text:anchor-type="as-char"><svg:title/><svg:desc/><draw:frame draw:id="id60" draw:style-name="a60" draw:name="Text Box 174" svg:x="0in" svg:y="0.1055in" svg:width="0.078in" svg:height="0.1768in" style:rel-width="scale" style:rel-height="scale"><draw:text-box><text:p text:style-name="Normal"><text:span text:style-name="T329">1</text:span></text:p></draw:text-box><svg:title/><svg:desc/></draw:frame><draw:frame draw:id="id61" draw:style-name="a61" draw:name="Text Box 175" svg:x="0.07198in" svg:y="0.0928in" svg:width="0.07639in" svg:height="0.18681in" style:rel-width="scale" style:rel-height="scale"><draw:text-box><text:p text:style-name="Normal"><text:span text:style-name="T330">−</text:span></text:p></draw:text-box><svg:title/><svg:desc/></draw:frame><draw:frame draw:id="id62" draw:style-name="a62" draw:name="Text Box 176" svg:x="0.19714in" svg:y="0.05824in" svg:width="0.12083in" svg:height="0.27153in" style:rel-width="scale" style:rel-height="scale"><draw:text-box><text:p text:style-name="Normal"><text:span text:style-name="T331">∑</text:span></text:p></draw:text-box><svg:title/><svg:desc/></draw:frame><draw:frame draw:id="id63" draw:style-name="a63" draw:name="Text Box 177" svg:x="0.2083in" svg:y="0.311in" svg:width="0.0425in" svg:height="0.1071in" style:rel-width="scale" style:rel-height="scale"><draw:text-box><text:p text:style-name="Normal"><text:span text:style-name="T332">k</text:span></text:p></draw:text-box><svg:title/><svg:desc/></draw:frame><draw:frame draw:id="id64" draw:style-name="a64" draw:name="Text Box 178" svg:x="0.25972in" svg:y="0.30398in" svg:width="0.04514in" svg:height="0.11042in" style:rel-width="scale" style:rel-height="scale"><draw:text-box><text:p text:style-name="Normal"><text:span text:style-name="T333">=</text:span></text:p></draw:text-box><svg:title/><svg:desc/></draw:frame><draw:frame draw:id="id65" draw:style-name="a65" draw:name="Text Box 179" svg:x="0.3335in" svg:y="0.311in" svg:width="0.0476in" svg:height="0.1071in" style:rel-width="scale" style:rel-height="scale"><draw:text-box><text:p text:style-name="Normal"><text:span text:style-name="T334">0</text:span></text:p></draw:text-box><svg:title/><svg:desc/></draw:frame><draw:frame draw:id="id66" draw:style-name="a66" draw:name="Text Box 180" svg:x="0.2728in" svg:y="0in" svg:width="0.037in" svg:height="0.1071in" style:rel-width="scale" style:rel-height="scale"><draw:text-box><text:p text:style-name="Normal"><text:span text:style-name="T335">z</text:span></text:p></draw:text-box><svg:title/><svg:desc/></draw:frame><draw:frame draw:id="id67" draw:style-name="a67" draw:name="Text Box 181" svg:x="0.42346in" svg:y="0.0173in" svg:width="0.07778in" svg:height="0.18681in" style:rel-width="scale" style:rel-height="scale"><draw:text-box><text:p text:style-name="Normal"><text:span text:style-name="T336"></text:span></text:p></draw:text-box><svg:title/><svg:desc/></draw:frame><draw:frame draw:id="id68" draw:style-name="a68" draw:name="Text Box 182" svg:x="0.5071in" svg:y="0.0173in" svg:width="0.0425in" svg:height="0.1071in" style:rel-width="scale" style:rel-height="scale"><draw:text-box><text:p text:style-name="Normal"><text:span text:style-name="T337">k</text:span></text:p></draw:text-box><svg:title/><svg:desc/></draw:frame><draw:frame draw:id="id69" draw:style-name="a69" draw:name="Text Box 183" svg:x="0.5807in" svg:y="0.0366in" svg:width="0.0697in" svg:height="0.1768in" style:rel-width="scale" style:rel-height="scale"><draw:text-box><text:p text:style-name="Normal"><text:span text:style-name="T338">e</text:span></text:p></draw:text-box><svg:title/><svg:desc/></draw:frame><draw:custom-shape svg:x="0.41407in" svg:y="0.21498in" svg:width="0.07889in" svg:height="0.00667in" draw:id="id70" draw:style-name="a70" draw:name="Freeform 184"><svg:title/><svg:desc/><text:p text:style-name="Normal"/><draw:enhanced-geometry draw:type="non-primitive" svg:viewBox="0 0 924 18" draw:enhanced-path="M ?f0 ?f2 L ?f1 ?f2 ?f1 ?f0 ?f0 ?f0 Z N" draw:text-areas="?f7 ?f9 ?f8 ?f10"><draw:equation draw:name="f0" draw:formula="0"/><draw:equation draw:name="f1" draw:formula="924"/><draw:equation draw:name="f2" draw:formula="18"/><draw:equation draw:name="f3" draw:formula="?f2 - ?f0"/><draw:equation draw:name="f4" draw:formula="?f1 - ?f0"/><draw:equation draw:name="f5" draw:formula="?f4 / 924"/><draw:equation draw:name="f6" draw:formula="?f3 / 18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71" draw:style-name="a71" draw:name="Text Box 185" svg:x="0.64979in" svg:y="0.0098in" svg:width="0.09097in" svg:height="0.11042in" style:rel-width="scale" style:rel-height="scale"><draw:text-box><text:p text:style-name="Normal"><text:span text:style-name="T339">−</text:span></text:p></draw:text-box><svg:title/><svg:desc/></draw:frame><draw:frame draw:id="id72" draw:style-name="a72" draw:name="Text Box 186" svg:x="0.53847in" svg:y="0.23378in" svg:width="0.075in" svg:height="0.17569in" style:rel-width="scale" style:rel-height="scale"><draw:text-box><text:p text:style-name="Normal"><text:span text:style-name="T340">k</text:span></text:p></draw:text-box><svg:title/><svg:desc/></draw:frame><draw:frame draw:id="id73" draw:style-name="a73" draw:name="Text Box 187" svg:x="0.6209in" svg:y="0.2154in" svg:width="0.0469in" svg:height="0.1894in" style:rel-width="scale" style:rel-height="scale"><draw:text-box><text:p text:style-name="Normal"><text:span text:style-name="T341">!</text:span></text:p></draw:text-box><svg:title/><svg:desc/></draw:frame><draw:frame draw:id="id74" draw:style-name="a74" draw:name="Text Box 188" svg:x="0.79814in" svg:y="0.05279in" svg:width="0.10208in" svg:height="0.24583in" style:rel-width="scale" style:rel-height="scale"><draw:text-box><text:p text:style-name="Normal"><text:span text:style-name="T342"></text:span></text:p></draw:text-box><svg:title/><svg:desc/></draw:frame><draw:frame draw:id="id75" draw:style-name="a75" draw:name="Text Box 189" svg:x="0.8484in" svg:y="0.1055in" svg:width="0.078in" svg:height="0.1768in" style:rel-width="scale" style:rel-height="scale"><draw:text-box><text:p text:style-name="Normal"><text:span text:style-name="T343">1</text:span></text:p></draw:text-box><svg:title/><svg:desc/></draw:frame><draw:frame draw:id="id76" draw:style-name="a76" draw:name="Text Box 190" svg:x="0.9261in" svg:y="0.09289in" svg:width="0.15417in" svg:height="0.18681in" style:rel-width="scale" style:rel-height="scale"><draw:text-box><text:p text:style-name="Normal"><text:span text:style-name="T344">−</text:span></text:p></draw:text-box><svg:title/><svg:desc/></draw:frame><draw:frame draw:id="id77" draw:style-name="a77" draw:name="Text Box 191" svg:x="1.1083in" svg:y="0.1055in" svg:width="0.078in" svg:height="0.1768in" style:rel-width="scale" style:rel-height="scale"><draw:text-box><text:p text:style-name="Normal"><text:span text:style-name="T345">q</text:span></text:p></draw:text-box><svg:title/><svg:desc/></draw:frame><draw:frame draw:id="id78" draw:style-name="a78" draw:name="Text Box 192" svg:x="1.19532in" svg:y="0.09289in" svg:width="0.05903in" svg:height="0.18681in" style:rel-width="scale" style:rel-height="scale"><draw:text-box><text:p text:style-name="Normal"><text:span text:style-name="T346">/</text:span></text:p></draw:text-box><svg:title/><svg:desc/></draw:frame><draw:frame draw:id="id79" draw:style-name="a79" draw:name="Text Box 193" svg:x="1.2846in" svg:y="0.1055in" svg:width="0.078in" svg:height="0.1768in" style:rel-width="scale" style:rel-height="scale"><draw:text-box><text:p text:style-name="Normal"><text:span text:style-name="T347">p</text:span></text:p></draw:text-box><svg:title/><svg:desc/></draw:frame><draw:frame draw:id="id80" draw:style-name="a80" draw:name="Text Box 194" svg:x="1.36216in" svg:y="0.09289in" svg:width="0.07778in" svg:height="0.18681in" style:rel-width="scale" style:rel-height="scale"><draw:text-box><text:p text:style-name="Normal"><text:span text:style-name="T348"></text:span></text:p></draw:text-box><svg:title/><svg:desc/></draw:frame><draw:frame draw:id="id81" draw:style-name="a81" draw:name="Text Box 195" svg:x="1.40385in" svg:y="0.07439in" svg:width="0.04583in" svg:height="0.11042in" style:rel-width="scale" style:rel-height="scale"><draw:text-box><text:p text:style-name="Normal"><text:span text:style-name="T349"></text:span></text:p></draw:text-box><svg:title/><svg:desc/></draw:frame><draw:frame draw:id="id82" draw:style-name="a82" draw:name="Text Box 196" svg:x="1.4457in" svg:y="0.0783in" svg:width="0.037in" svg:height="0.1071in" style:rel-width="scale" style:rel-height="scale"><draw:text-box><text:p text:style-name="Normal"><text:span text:style-name="T350">z</text:span></text:p></draw:text-box><svg:title/><svg:desc/></draw:frame><draw:frame draw:id="id83" draw:style-name="a83" draw:name="Text Box 197" svg:x="1.48692in" svg:y="0.07439in" svg:width="0.04514in" svg:height="0.11042in" style:rel-width="scale" style:rel-height="scale"><draw:text-box><text:p text:style-name="Normal"><text:span text:style-name="T351">−</text:span></text:p></draw:text-box><svg:title/><svg:desc/></draw:frame><draw:frame draw:id="id84" draw:style-name="a84" draw:name="Text Box 198" svg:x="1.5709in" svg:y="0.0783in" svg:width="0.0425in" svg:height="0.1071in" style:rel-width="scale" style:rel-height="scale"><draw:text-box><text:p text:style-name="Normal"><text:span text:style-name="T352">k</text:span></text:p></draw:text-box><svg:title/><svg:desc/></draw:frame><draw:frame draw:id="id85" draw:style-name="a85" draw:name="Text Box 199" svg:x="1.62148in" svg:y="0.07439in" svg:width="0.04583in" svg:height="0.11042in" style:rel-width="scale" style:rel-height="scale"><draw:text-box><text:p text:style-name="Normal"><text:span text:style-name="T353"></text:span></text:p></draw:text-box><svg:title/><svg:desc/></draw:frame><draw:frame draw:id="id86" draw:style-name="a86" draw:name="Text Box 200" svg:x="1.65377in" svg:y="0.05279in" svg:width="0.10208in" svg:height="0.24583in" style:rel-width="scale" style:rel-height="scale"><draw:text-box><text:p text:style-name="Normal"><text:span text:style-name="T354"></text:span></text:p></draw:text-box><svg:title/><svg:desc/></draw:frame></draw:g></text:span></text:p>
      <text:p text:style-name="P355"><text:span text:style-name="T356">ސީ ކޯޑަށް ބަދަލަކޮށްލުމުން</text:span><text:span text:style-name="T357">…</text:span></text:p>
      <text:p text:style-name="P358"/>
      <text:p text:style-name="P359"><text:span text:style-name="T360"><draw:g draw:name="Group 201" draw:id="id104" draw:style-name="a104" text:anchor-type="as-char"><svg:title/><svg:desc/><draw:frame draw:id="id88" draw:style-name="a88" draw:name="Text Box 202" svg:x="0in" svg:y="0in" svg:width="1.135in" svg:height="0.1268in" style:rel-width="scale" style:rel-height="scale"><draw:text-box><text:p text:style-name="Normal"><text:span text:style-name="T361">#include &lt;math.h&gt;</text:span></text:p></draw:text-box><svg:title/><svg:desc/></draw:frame><draw:frame draw:id="id89" draw:style-name="a89" draw:name="Text Box 203" svg:x="0in" svg:y="0.1264in" svg:width="3.335in" svg:height="0.1268in" style:rel-width="scale" style:rel-height="scale"><draw:text-box><text:p text:style-name="Normal"><text:span text:style-name="T362">double AttackerSuccessProbability(double q, int z)</text:span></text:p></draw:text-box><svg:title/><svg:desc/></draw:frame><draw:frame draw:id="id90" draw:style-name="a90" draw:name="Text Box 204" svg:x="0in" svg:y="0.2516in" svg:width="0.0685in" svg:height="0.1268in" style:rel-width="scale" style:rel-height="scale"><draw:text-box><text:p text:style-name="Normal"><text:span text:style-name="T363">{</text:span></text:p></draw:text-box><svg:title/><svg:desc/></draw:frame><draw:frame draw:id="id91" draw:style-name="a91" draw:name="Text Box 205" svg:x="0in" svg:y="0.378in" svg:width="1.535in" svg:height="0.1268in" style:rel-width="scale" style:rel-height="scale"><draw:text-box><text:p text:style-name="Normal"><text:span text:style-name="T364"><text:s text:c="4"/>double p = 1.0 - q;</text:span></text:p></draw:text-box><svg:title/><svg:desc/></draw:frame><draw:frame draw:id="id92" draw:style-name="a92" draw:name="Text Box 206" svg:x="0in" svg:y="0.5028in" svg:width="2.135in" svg:height="0.1268in" style:rel-width="scale" style:rel-height="scale"><draw:text-box><text:p text:style-name="Normal"><text:span text:style-name="T365"><text:s text:c="4"/>double lambda = z * (q / p);</text:span></text:p></draw:text-box><svg:title/><svg:desc/></draw:frame><draw:frame draw:id="id93" draw:style-name="a93" draw:name="Text Box 207" svg:x="0in" svg:y="0.6291in" svg:width="1.4016in" svg:height="0.1268in" style:rel-width="scale" style:rel-height="scale"><draw:text-box><text:p text:style-name="Normal"><text:span text:style-name="T366"><text:s text:c="4"/>double sum = 1.0;</text:span></text:p></draw:text-box><svg:title/><svg:desc/></draw:frame><draw:frame draw:id="id94" draw:style-name="a94" draw:name="Text Box 208" svg:x="0in" svg:y="0.7543in" svg:width="0.8685in" svg:height="0.1268in" style:rel-width="scale" style:rel-height="scale"><draw:text-box><text:p text:style-name="Normal"><text:span text:style-name="T367"><text:s text:c="4"/>int i, k;</text:span></text:p></draw:text-box><svg:title/><svg:desc/></draw:frame><draw:frame draw:id="id95" draw:style-name="a95" draw:name="Text Box 209" svg:x="0in" svg:y="0.8807in" svg:width="1.8685in" svg:height="0.1268in" style:rel-width="scale" style:rel-height="scale"><draw:text-box><text:p text:style-name="Normal"><text:span text:style-name="T368"><text:s text:c="4"/>for (k = 0; k &lt;= z; k++)</text:span></text:p></draw:text-box><svg:title/><svg:desc/></draw:frame><draw:frame draw:id="id96" draw:style-name="a96" draw:name="Text Box 210" svg:x="0in" svg:y="1.0055in" svg:width="0.335in" svg:height="0.1268in" style:rel-width="scale" style:rel-height="scale"><draw:text-box><text:p text:style-name="Normal"><text:span text:style-name="T369"><text:s text:c="4"/>{</text:span></text:p></draw:text-box><svg:title/><svg:desc/></draw:frame><draw:frame draw:id="id97" draw:style-name="a97" draw:name="Text Box 211" svg:x="0in" svg:y="1.1319in" svg:width="2.535in" svg:height="0.1268in" style:rel-width="scale" style:rel-height="scale"><draw:text-box><text:p text:style-name="Normal"><text:span text:style-name="T370"><text:s text:c="8"/>double<text:s/></text:span><text:span text:style-name="T371">poisson = exp(-lambda);</text:span></text:p></draw:text-box><svg:title/><svg:desc/></draw:frame><draw:frame draw:id="id98" draw:style-name="a98" draw:name="Text Box 212" svg:x="0in" svg:y="1.2571in" svg:width="2.135in" svg:height="0.1268in" style:rel-width="scale" style:rel-height="scale"><draw:text-box><text:p text:style-name="Normal"><text:span text:style-name="T372"><text:s text:c="8"/>for (i = 1; i &lt;= k; i++)</text:span></text:p></draw:text-box><svg:title/><svg:desc/></draw:frame><draw:frame draw:id="id99" draw:style-name="a99" draw:name="Text Box 213" svg:x="0in" svg:y="1.3835in" svg:width="2.2685in" svg:height="0.1268in" style:rel-width="scale" style:rel-height="scale"><draw:text-box><text:p text:style-name="Normal"><text:span text:style-name="T373"><text:s text:c="12"/>poisson *= lambda / i;</text:span></text:p></draw:text-box><svg:title/><svg:desc/></draw:frame><draw:frame draw:id="id100" draw:style-name="a100" draw:name="Text Box 214" svg:x="0in" svg:y="1.5083in" svg:width="3.2685in" svg:height="0.1268in" style:rel-width="scale" style:rel-height="scale"><draw:text-box><text:p text:style-name="Normal"><text:span text:style-name="T374"><text:s text:c="8"/>sum -= poisson * (1 - pow(q / p, z - k));</text:span></text:p></draw:text-box><svg:title/><svg:desc/></draw:frame><draw:frame draw:id="id101" draw:style-name="a101" draw:name="Text Box 215" svg:x="0in" svg:y="1.6346in" svg:width="0.335in" svg:height="0.1268in" style:rel-width="scale" style:rel-height="scale"><draw:text-box><text:p text:style-name="Normal"><text:span text:style-name="T375"><text:s text:c="4"/>}</text:span></text:p></draw:text-box><svg:title/><svg:desc/></draw:frame><draw:frame draw:id="id102" draw:style-name="a102" draw:name="Text Box 216" svg:x="0in" svg:y="1.7598in" svg:width="1.0016in" svg:height="0.1268in" style:rel-width="scale" style:rel-height="scale"><draw:text-box><text:p text:style-name="Normal"><text:span text:style-name="T376"><text:s text:c="4"/>return sum;</text:span></text:p></draw:text-box><svg:title/><svg:desc/></draw:frame><draw:frame draw:id="id103" draw:style-name="a103" draw:name="Text Box 217" svg:x="0in" svg:y="1.8862in" svg:width="0.0685in" svg:height="0.1268in" style:rel-width="scale" style:rel-height="scale"><draw:text-box><text:p text:style-name="Normal"><text:span text:style-name="T377">}</text:span></text:p></draw:text-box><svg:title/><svg:desc/></draw:frame></draw:g></text:span></text:p>
      <text:p text:style-name="P378">ރަންކޮށްލުމަށްފަހު ލިބުނު ނަތީޖާއިން، ފުރުސަތު<text:s/><text:s/>ޒ އާއެކު އެކްސްޕޯނަންޝަލް ގުނަޔަކަށް ފުރުސަތު ހަނިވެގެންދެއެވެ.</text:p>
      <text:p text:style-name="P379">Jika kita jalankan kode berikut, kita dapat melihat kemungkinan<text:s/>penurunan secara exponensial pada nilai z.</text:p>
      <text:p text:style-name="P380"/>
      <text:p text:style-name="P381"><text:span text:style-name="T382"><draw:g draw:name="Group 218" draw:id="id129" draw:style-name="a129" text:anchor-type="as-char"><svg:title/><svg:desc/><draw:frame draw:id="id105" draw:style-name="a105" draw:name="Text Box 219" svg:x="0in" svg:y="0in" svg:width="0.335in" svg:height="0.1268in" style:rel-width="scale" style:rel-height="scale"><draw:text-box><text:p text:style-name="Normal"><text:span text:style-name="T383">q=0.1</text:span></text:p></draw:text-box><svg:title/><svg:desc/></draw:frame><draw:frame draw:id="id106" draw:style-name="a106" draw:name="Text Box 220" svg:x="0in" svg:y="0.1252in" svg:width="1.2016in" svg:height="0.1268in" style:rel-width="scale" style:rel-height="scale"><draw:text-box><text:p text:style-name="Normal"><text:span text:style-name="T384">z=0 <text:s text:c="3"/>P=1.0000000</text:span></text:p></draw:text-box><svg:title/><svg:desc/></draw:frame><draw:frame draw:id="id107" draw:style-name="a107" draw:name="Text Box 221" svg:x="0in" svg:y="0.2516in" svg:width="1.2016in" svg:height="0.1268in" style:rel-width="scale" style:rel-height="scale"><draw:text-box><text:p text:style-name="Normal"><text:span text:style-name="T385">z=1 <text:s text:c="3"/>P=0.2045873</text:span></text:p></draw:text-box><svg:title/><svg:desc/></draw:frame><draw:frame draw:id="id108" draw:style-name="a108" draw:name="Text Box 222" svg:x="0in" svg:y="0.3764in" svg:width="1.2016in" svg:height="0.1268in" style:rel-width="scale" style:rel-height="scale"><draw:text-box><text:p text:style-name="Normal"><text:span text:style-name="T386">z=2 <text:s text:c="3"/>P=0.0509779</text:span></text:p></draw:text-box><svg:title/><svg:desc/></draw:frame><draw:frame draw:id="id109" draw:style-name="a109" draw:name="Text Box 223" svg:x="0in" svg:y="0.5028in" svg:width="1.2016in" svg:height="0.1268in" style:rel-width="scale" style:rel-height="scale"><draw:text-box><text:p text:style-name="Normal"><text:span text:style-name="T387">z=3 <text:s text:c="3"/>P=0.0131722</text:span></text:p></draw:text-box><svg:title/><svg:desc/></draw:frame><draw:frame draw:id="id110" draw:style-name="a110" draw:name="Text Box 224" svg:x="0in" svg:y="0.628in" svg:width="1.2016in" svg:height="0.1268in" style:rel-width="scale" style:rel-height="scale"><draw:text-box><text:p text:style-name="Normal"><text:span text:style-name="T388">z=4 <text:s text:c="3"/>P=0.0034552</text:span></text:p></draw:text-box><svg:title/><svg:desc/></draw:frame><draw:frame draw:id="id111" draw:style-name="a111" draw:name="Text Box 225" svg:x="0in" svg:y="0.7543in" svg:width="1.2016in" svg:height="0.1268in" style:rel-width="scale" style:rel-height="scale"><draw:text-box><text:p text:style-name="Normal"><text:span text:style-name="T389">z=5 <text:s text:c="3"/>P=0.0009137</text:span></text:p></draw:text-box><svg:title/><svg:desc/></draw:frame><draw:frame draw:id="id112" draw:style-name="a112" draw:name="Text Box 226" svg:x="0in" svg:y="0.8791in" svg:width="1.2016in" svg:height="0.1268in" style:rel-width="scale" style:rel-height="scale"><draw:text-box><text:p text:style-name="Normal"><text:span text:style-name="T390">z=6 <text:s text:c="3"/>P=0.0002428</text:span></text:p></draw:text-box><svg:title/><svg:desc/></draw:frame><draw:frame draw:id="id113" draw:style-name="a113" draw:name="Text Box 227" svg:x="0in" svg:y="1.0055in" svg:width="1.2016in" svg:height="0.1268in" style:rel-width="scale" style:rel-height="scale"><draw:text-box><text:p text:style-name="Normal"><text:span text:style-name="T391">z=7 <text:s text:c="3"/>P=0.0000647</text:span></text:p></draw:text-box><svg:title/><svg:desc/></draw:frame><draw:frame draw:id="id114" draw:style-name="a114" draw:name="Text Box 228" svg:x="0in" svg:y="1.1307in" svg:width="1.2016in" svg:height="0.1268in" style:rel-width="scale" style:rel-height="scale"><draw:text-box><text:p text:style-name="Normal"><text:span text:style-name="T392">z=8 <text:s text:c="3"/>P=0.0000173</text:span></text:p></draw:text-box><svg:title/><svg:desc/></draw:frame><draw:frame draw:id="id115" draw:style-name="a115" draw:name="Text Box 229" svg:x="0in" svg:y="1.2571in" svg:width="1.2016in" svg:height="0.1268in" style:rel-width="scale" style:rel-height="scale"><draw:text-box><text:p text:style-name="Normal"><text:span text:style-name="T393">z=9 <text:s text:c="3"/></text:span><text:span text:style-name="T394">P=0.0000046</text:span></text:p></draw:text-box><svg:title/><svg:desc/></draw:frame><draw:frame draw:id="id116" draw:style-name="a116" draw:name="Text Box 230" svg:x="0in" svg:y="1.3819in" svg:width="1.2016in" svg:height="0.1268in" style:rel-width="scale" style:rel-height="scale"><draw:text-box><text:p text:style-name="Normal"><text:span text:style-name="T395">z=10 <text:s text:c="2"/>P=0.0000012</text:span></text:p></draw:text-box><svg:title/><svg:desc/></draw:frame><draw:frame draw:id="id117" draw:style-name="a117" draw:name="Text Box 231" svg:x="0in" svg:y="1.6484in" svg:width="0.335in" svg:height="0.1268in" style:rel-width="scale" style:rel-height="scale"><draw:text-box><text:p text:style-name="Normal"><text:span text:style-name="T396">q=0.3</text:span></text:p></draw:text-box><svg:title/><svg:desc/></draw:frame><draw:frame draw:id="id118" draw:style-name="a118" draw:name="Text Box 232" svg:x="0in" svg:y="1.7736in" svg:width="1.2016in" svg:height="0.1268in" style:rel-width="scale" style:rel-height="scale"><draw:text-box><text:p text:style-name="Normal"><text:span text:style-name="T397">z=0 <text:s text:c="3"/>P=1.0000000</text:span></text:p></draw:text-box><svg:title/><svg:desc/></draw:frame><draw:frame draw:id="id119" draw:style-name="a119" draw:name="Text Box 233" svg:x="0in" svg:y="1.9in" svg:width="1.2016in" svg:height="0.1268in" style:rel-width="scale" style:rel-height="scale"><draw:text-box><text:p text:style-name="Normal"><text:span text:style-name="T398">z=5 <text:s text:c="3"/>P=0.1773523</text:span></text:p></draw:text-box><svg:title/><svg:desc/></draw:frame><draw:frame draw:id="id120" draw:style-name="a120" draw:name="Text Box 234" svg:x="0in" svg:y="2.0252in" svg:width="1.2016in" svg:height="0.1268in" style:rel-width="scale" style:rel-height="scale"><draw:text-box><text:p text:style-name="Normal"><text:span text:style-name="T399">z=10 <text:s text:c="2"/>P=0.0416605</text:span></text:p></draw:text-box><svg:title/><svg:desc/></draw:frame><draw:frame draw:id="id121" draw:style-name="a121" draw:name="Text Box 235" svg:x="0in" svg:y="2.1516in" svg:width="1.2016in" svg:height="0.1268in" style:rel-width="scale" style:rel-height="scale"><draw:text-box><text:p text:style-name="Normal"><text:span text:style-name="T400">z=15 <text:s text:c="2"/>P=0.0101008</text:span></text:p></draw:text-box><svg:title/><svg:desc/></draw:frame><draw:frame draw:id="id122" draw:style-name="a122" draw:name="Text Box 236" svg:x="0in" svg:y="2.2764in" svg:width="1.2016in" svg:height="0.1268in" style:rel-width="scale" style:rel-height="scale"><draw:text-box><text:p text:style-name="Normal"><text:span text:style-name="T401">z=20 <text:s text:c="2"/>P=0.0024804</text:span></text:p></draw:text-box><svg:title/><svg:desc/></draw:frame><draw:frame draw:id="id123" draw:style-name="a123" draw:name="Text Box 237" svg:x="0in" svg:y="2.4028in" svg:width="1.2016in" svg:height="0.1268in" style:rel-width="scale" style:rel-height="scale"><draw:text-box><text:p text:style-name="Normal"><text:span text:style-name="T402">z=25 <text:s text:c="2"/>P=0.0006132</text:span></text:p></draw:text-box><svg:title/><svg:desc/></draw:frame><draw:frame draw:id="id124" draw:style-name="a124" draw:name="Text Box 238" svg:x="0in" svg:y="2.528in" svg:width="1.2016in" svg:height="0.1268in" style:rel-width="scale" style:rel-height="scale"><draw:text-box><text:p text:style-name="Normal"><text:span text:style-name="T403">z=30 <text:s text:c="2"/>P=0.0001522</text:span></text:p></draw:text-box><svg:title/><svg:desc/></draw:frame><draw:frame draw:id="id125" draw:style-name="a125" draw:name="Text Box 239" svg:x="0in" svg:y="2.6543in" svg:width="1.2016in" svg:height="0.1268in" style:rel-width="scale" style:rel-height="scale"><draw:text-box><text:p text:style-name="Normal"><text:span text:style-name="T404">z=35 <text:s text:c="2"/>P=0.0000379</text:span></text:p></draw:text-box><svg:title/><svg:desc/></draw:frame><draw:frame draw:id="id126" draw:style-name="a126" draw:name="Text Box 240" svg:x="0in" svg:y="2.7791in" svg:width="1.2016in" svg:height="0.1268in" style:rel-width="scale" style:rel-height="scale"><draw:text-box><text:p text:style-name="Normal"><text:span text:style-name="T405">z=40 <text:s text:c="2"/>P=0.0000095</text:span></text:p></draw:text-box><svg:title/><svg:desc/></draw:frame><draw:frame draw:id="id127" draw:style-name="a127" draw:name="Text Box 241" svg:x="0in" svg:y="2.9055in" svg:width="1.2016in" svg:height="0.1268in" style:rel-width="scale" style:rel-height="scale"><draw:text-box><text:p text:style-name="Normal"><text:span text:style-name="T406">z=45 <text:s text:c="2"/></text:span><text:span text:style-name="T407">P=0.0000024</text:span></text:p></draw:text-box><svg:title/><svg:desc/></draw:frame><draw:frame draw:id="id128" draw:style-name="a128" draw:name="Text Box 242" svg:x="0in" svg:y="3.0307in" svg:width="1.2016in" svg:height="0.1268in" style:rel-width="scale" style:rel-height="scale"><draw:text-box><text:p text:style-name="Normal"><text:span text:style-name="T408">z=50 <text:s text:c="2"/>P=0.0000006</text:span></text:p></draw:text-box><svg:title/><svg:desc/></draw:frame></draw:g></text:span></text:p>
      <text:p text:style-name="P409">ޕީ 0.1% <text:s/>ސޯލްވުކުރުމުން )ހައްލު ކުރުމުން(..</text:p>
      <text:p text:style-name="P410"/>
      <text:p text:style-name="P411"><text:span text:style-name="T412"><draw:g draw:name="Group 243" draw:id="id139" draw:style-name="a139" text:anchor-type="as-char"><svg:title/><svg:desc/><draw:frame draw:id="id130" draw:style-name="a130" draw:name="Text Box 244" svg:x="0in" svg:y="0in" svg:width="0.6016in" svg:height="0.1268in" style:rel-width="scale" style:rel-height="scale"><draw:text-box><text:p text:style-name="Normal"><text:span text:style-name="T413">P &lt; 0.001</text:span></text:p></draw:text-box><svg:title/><svg:desc/></draw:frame><draw:frame draw:id="id131" draw:style-name="a131" draw:name="Text Box 245" svg:x="0in" svg:y="0.1264in" svg:width="0.8016in" svg:height="0.1268in" style:rel-width="scale" style:rel-height="scale"><draw:text-box><text:p text:style-name="Normal"><text:span text:style-name="T414">q=0.10 <text:s text:c="2"/>z=5</text:span></text:p></draw:text-box><svg:title/><svg:desc/></draw:frame><draw:frame draw:id="id132" draw:style-name="a132" draw:name="Text Box 246" svg:x="0in" svg:y="0.2516in" svg:width="0.8016in" svg:height="0.1268in" style:rel-width="scale" style:rel-height="scale"><draw:text-box><text:p text:style-name="Normal"><text:span text:style-name="T415">q=0.15 <text:s text:c="2"/>z=8</text:span></text:p></draw:text-box><svg:title/><svg:desc/></draw:frame><draw:frame draw:id="id133" draw:style-name="a133" draw:name="Text Box 247" svg:x="0in" svg:y="0.378in" svg:width="0.8685in" svg:height="0.1268in" style:rel-width="scale" style:rel-height="scale"><draw:text-box><text:p text:style-name="Normal"><text:span text:style-name="T416">q=0.20 <text:s text:c="2"/>z=11</text:span></text:p></draw:text-box><svg:title/><svg:desc/></draw:frame><draw:frame draw:id="id134" draw:style-name="a134" draw:name="Text Box 248" svg:x="0in" svg:y="0.5028in" svg:width="0.8685in" svg:height="0.1268in" style:rel-width="scale" style:rel-height="scale"><draw:text-box><text:p text:style-name="Normal"><text:span text:style-name="T417">q=0.25 <text:s text:c="2"/>z=15</text:span></text:p></draw:text-box><svg:title/><svg:desc/></draw:frame><draw:frame draw:id="id135" draw:style-name="a135" draw:name="Text Box 249" svg:x="0in" svg:y="0.6291in" svg:width="0.8685in" svg:height="0.1268in" style:rel-width="scale" style:rel-height="scale"><draw:text-box><text:p text:style-name="Normal"><text:span text:style-name="T418">q=0.30 <text:s text:c="2"/>z=24</text:span></text:p></draw:text-box><svg:title/><svg:desc/></draw:frame><draw:frame draw:id="id136" draw:style-name="a136" draw:name="Text Box 250" svg:x="0in" svg:y="0.7543in" svg:width="0.8685in" svg:height="0.1268in" style:rel-width="scale" style:rel-height="scale"><draw:text-box><text:p text:style-name="Normal"><text:span text:style-name="T419">q=0.35 <text:s text:c="2"/>z=41</text:span></text:p></draw:text-box><svg:title/><svg:desc/></draw:frame><draw:frame draw:id="id137" draw:style-name="a137" draw:name="Text Box 251" svg:x="0in" svg:y="0.8807in" svg:width="0.8685in" svg:height="0.1268in" style:rel-width="scale" style:rel-height="scale"><draw:text-box><text:p text:style-name="Normal"><text:span text:style-name="T420">q=0.40 <text:s text:c="2"/>z=89</text:span></text:p></draw:text-box><svg:title/><svg:desc/></draw:frame><draw:frame draw:id="id138" draw:style-name="a138" draw:name="Text Box 252" svg:x="0in" svg:y="1.0055in" svg:width="0.935in" svg:height="0.1268in" style:rel-width="scale" style:rel-height="scale"><draw:text-box><text:p text:style-name="Normal"><text:span text:style-name="T421">q=0.45 <text:s text:c="2"/>z=340</text:span></text:p></draw:text-box><svg:title/><svg:desc/></draw:frame></draw:g></text:span></text:p>
      <text:h text:style-name="P422" text:outline-level="2">ނިންމުން</text:h>
      <text:p text:style-name="P423">އަހަރުމެން ހުށަހެޅީ އިތުބާރަށް ބަރޯސާނުވާ އިލެކްޓްރޯނިކް މޫއާމަލާތުގެ ނިޒާމެކެވެ. <text:s/>އަހަރުމެން ފުރަތަ<text:s/>އަދައިގެ<text:s/>ފެއްޓީ<text:s/>ޑިޖިޓަލް ސިގްނޭޗަރ ބޭނުންކޮށްގެން އުފެދީ ފައިސާފޮއްޗެކެވެ. <text:s/>އޭގައި މީހުންނަށް މިލްކު ކުރުމުގެ ކޮންޓްރޯލް ވަރުގަދަކޮށް އެކުލެވުނަސް <text:s/>ޑަބަލްސްޕެންޑިންގ ނުހުއްޓުވޭތީ ފުރިހަމައެއް ނުވެއެވެ. މިކަން ހައްލުކުރުމަށް އަހަރުމެން ހުށައެޅީ ޕިއަރ-ޓު-ޕިއަރ ނެޓްވޯކެއްގައި<text:s/><text:s/>ޕްރޫފް-އޮފް-ވޯކްގެ ބޭނުންކޮށްގެން އެންމެނަށްފެންނާނެހެން މުއާމަލާތްތަކުގެ ރެކޯޑެއްބޭއްވުމުމެވެ. އަދި މެޖޯރިޓީ ނޯޑްތަކަކީ ތެދުވެރި ބައެއްނަމަ ހަމަލާދޭ މީހަކަށް އެބަދަލުކޮށްލުމަށް ކޮންޕިއުޓްކުރުމަކީ <text:s/>އަމަލީގޮތުންނުކުވޭނެކަމެވެ.<text:s/></text:p>
      <text:p text:style-name="P424">ނެޓްވޯކަކީ<text:s/>އޭގެއަދައިގެ ކަމަށްބެލިޔަސް ހަލާކު ނުކޮށްލެވޭނެ އެއްޗެކެވެ. މާބޮޑު ކޯޑިނޭޓްކުރުމަކާ ނުލައި ހުރިހާ ނޯޑުތަކެއްވެސް މަސައްކަތްކުރަމުންދާނީ އެއްފަހަރާއެވެ. <text:s/>ނޯޑުތައް ބޭނުންވެ ހިނދެއްގައި ގޮސްއައިސް އަލުން ގުޅެވޭނެއެވެ، އަދި އެ ނެތް ވަގުތުތަކުގއި ހިނގި މުއާމަލާތްކަތުގެ ހެއްކެގެގޮތުގައި ޕްރޫފް-އޮފް-ވޯކްގެ ޗެއިން ގަބޫލުކުރެވޭނެއެވެ. ނޯޑުތަށް<text:s/>ވޯޓްލާން<text:s/>ގަބޫލުކުރުމުގެ ގޮތުން ރަންގަޅު ބްލޮކް ގަބޫލްކޮށް ނުރަނގަޅު ބްލޮކް ބަލައިނުގަނެ، ބްލޮކް އުފެއްދައި ޗޭނު ދިގުކުރުމުގައި<text:s/>ބޭނުންކުރާނީ ސީޕީޔޫ ޕަވަރއެވެ.<text:s/>ބޭނުންވާ ކޮންމެ ގަވައިދަކާއި އިނާޔަތްތަކެވެސް<text:s/>މި އެއްބަސްކިޔުމުގެ<text:s/>ނިޒާމުގެ ބޭނުންކޮށްގެން ތަންފީޒުކުރެވިދާނެއެވެ.</text:p>
      <text:p text:style-name="P425"/>
      <text:h text:style-name="P426" text:outline-level="2">Referensi</text:h>
      <text:p text:style-name="P427">W. Dai, "b-money," http://www.weidai.com/bmoney.txt, 1998.</text:p>
      <text:list text:style-name="Numbering2" text:continue-numbering="true">
        <text:list-item>
          <text:p text:style-name="P428"><text:span text:style-name="T429">H. Massias, X.S. Avila, and J.-J. Qui</text:span><text:span text:style-name="T430">squater, "Design of a secure timestamping service with minimal trust requirements," In<text:s/></text:span><text:span text:style-name="T431">20th Symposium on Information Theory in the Benelux</text:span><text:span text:style-name="T432">, May 1999.</text:span></text:p>
        </text:list-item>
        <text:list-item>
          <text:p text:style-name="P433"><text:span text:style-name="T434">S. Haber, W.S. Stornetta, "How to time-stamp a digital document," In<text:s/></text:span><text:span text:style-name="T435">Journal of Cryptology</text:span><text:span text:style-name="T436">, vol 3, no 2, p</text:span><text:span text:style-name="T437">ages 99-111, 1991.</text:span></text:p>
        </text:list-item>
        <text:list-item>
          <text:p text:style-name="P438"><text:span text:style-name="T439">D. Bayer, S. Haber, W.S. Stornetta, "Improving the efficiency and reliability of digital time-stamping,"<text:s/></text:span><text:span text:style-name="T440">In Sequences II: Methods in Communication, Security and Computer Science</text:span><text:span text:style-name="T441">, pages 329-334, 1993.</text:span></text:p>
        </text:list-item>
        <text:list-item>
          <text:p text:style-name="P442"><text:span text:style-name="T443">S. Haber, W.S. Stornetta, "Secure nam</text:span><text:span text:style-name="T444">es for bit-strings," In<text:s/></text:span><text:span text:style-name="T445">Proceedings of the 4th ACM Conference on Computer and Communications Security</text:span><text:span text:style-name="T446">, pages 28-35, April 1997.</text:span></text:p>
        </text:list-item>
        <text:list-item>
          <text:p text:style-name="P447"><text:span text:style-name="T448">A. Back, "Hashcash - a denial of service counter-measure,"<text:s/></text:span><text:span text:style-name="T449"><text:line-break/></text:span><text:span text:style-name="T450">http://www.</text:span><text:span text:style-name="T451">hash</text:span><text:span text:style-name="T452">cash.org/papers/</text:span><text:span text:style-name="T453">hash</text:span><text:span text:style-name="T454">cash.pdf, 2002.</text:span></text:p>
        </text:list-item>
        <text:list-item>
          <text:p text:style-name="P455"><text:span text:style-name="T456"><text:s/>R.C. Merkle, "Pr</text:span><text:span text:style-name="T457">otocols for public key cryptosystems," In Proc.<text:s/></text:span><text:span text:style-name="T458">1980 Symposium on Security and Privacy</text:span><text:span text:style-name="T459">, IEEE Computer Society, pages 122-133, April 1980.</text:span></text:p>
        </text:list-item>
        <text:list-item>
          <text:p text:style-name="P460"><text:span text:style-name="T461">W. Feller, "An introduction to probability theory and its applications," 1957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Faruma" svg:font-family="Faruma" style:font-family-generic="system" style:font-pitch="variable" svg:panose-1="2 0 5 0 3 2 0 9 0 0"/>
    <style:font-face style:name="MV Boli" svg:font-family="MV Boli" style:font-family-generic="system" style:font-pitch="variable" svg:panose-1="2 0 5 0 3 2 0 9 0 0"/>
    <style:font-face style:name="Calibri" svg:font-family="Calibri" style:font-family-generic="swiss" style:font-pitch="variable" svg:panose-1="2 15 5 2 2 2 4 3 2 4"/>
    <style:font-face style:name="A_Reethi" svg:font-family="A_Reethi" style:font-family-generic="system" style:font-pitch="variable" svg:panose-1="2 0 5 0 3 2 0 9 0 0"/>
    <style:font-face style:name="Century Schoolbook L" svg:font-family="Century Schoolbook L" style:font-family-generic="roman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d" fo:country="ID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left="0.2361in">
        <style:tab-stops/>
      </style:paragraph-properties>
      <style:text-properties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7541in"/>
          <style:tab-stop style:type="right" style:position="5.508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nenumbering" style:display-name="Line numbering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complex="ar" style:country-complex="SA" fo:hyphenate="true"/>
    </style:style>
    <text:list-style style:name="Numbering1" style:display-name="Numbering 1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)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)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)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)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)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)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)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)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prefix="[" style:num-suffix="]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[" style:num-suffix="]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prefix="[" style:num-suffix="]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prefix="[" style:num-suffix="]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prefix="[" style:num-suffix="]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prefix="[" style:num-suffix="]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prefix="[" style:num-suffix="]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prefix="[" style:num-suffix="]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prefix="[" style:num-suffix="]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Times New Roman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5in" fo:margin-bottom="1.0236in" fo:margin-right="1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font-size="12pt" style:font-size-asian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 </meta:initial-creator>
    <dc:creator>Ahmed Zahir</dc:creator>
    <meta:creation-date>2014-01-29T00:30:00Z</meta:creation-date>
    <dc:date>2022-03-13T11:30:00Z</dc:date>
    <meta:template xlink:href="Normal" xlink:type="simple"/>
    <meta:editing-cycles>242</meta:editing-cycles>
    <meta:editing-duration>PT50940S</meta:editing-duration>
    <meta:document-statistic meta:page-count="10" meta:paragraph-count="46" meta:word-count="3505" meta:character-count="23444" meta:row-count="166" meta:non-whitespace-character-count="19985"/>
  </office:meta>
</office:document-meta>
</file>